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9900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2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3" style:family="graphic" style:parent-style-name="standard">
      <style:graphic-properties draw:stroke="none" draw:fill="none" draw:fill-color="#ff9900" draw:textarea-horizontal-align="justify" draw:textarea-vertical-align="top" draw:auto-grow-height="false" fo:min-height="0cm" fo:padding-top="0.13cm" fo:padding-bottom="0.13cm" fo:padding-left="0.25cm" fo:padding-right="0.25cm" fo:wrap-option="wrap" draw:shadow="hidden" draw:shadow-color="#000000"/>
    </style:style>
    <style:style style:name="gr4" style:family="graphic" style:parent-style-name="standard">
      <style:graphic-properties draw:stroke="none" draw:fill="none" draw:fill-color="#ff9900" draw:textarea-horizontal-align="justify" draw:textarea-vertical-align="top" draw:auto-grow-height="false" fo:min-height="1.004cm" fo:min-width="3.013cm" fo:padding-top="0.13cm" fo:padding-bottom="0.13cm" fo:padding-left="0.25cm" fo:padding-right="0.25cm" fo:wrap-option="wrap" draw:shadow="hidden" draw:shadow-color="#000000"/>
    </style:style>
    <style:style style:name="gr5" style:family="graphic" style:parent-style-name="standard">
      <style:graphic-properties draw:stroke="none" draw:fill="none" draw:fill-color="#ff9900" draw:textarea-horizontal-align="justify" draw:textarea-vertical-align="top" draw:auto-grow-height="false" fo:min-height="7.995cm" fo:min-width="23.63cm" fo:padding-top="0.13cm" fo:padding-bottom="0.13cm" fo:padding-left="0.25cm" fo:padding-right="0.25cm" fo:wrap-option="wrap" draw:shadow="hidden" draw:shadow-color="#000000"/>
    </style:style>
    <style:style style:name="pr1" style:family="presentation" style:parent-style-name="Default-title">
      <style:graphic-properties draw:stroke="none" draw:fill="none" draw:fill-color="#ff9900" draw:textarea-horizontal-align="justify" draw:textarea-vertical-align="middle" draw:auto-grow-height="true" draw:auto-grow-width="false" fo:min-height="1.186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wrap" draw:shadow="hidden" draw:shadow-color="#000000"/>
    </style:style>
    <style:style style:name="pr3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388cm" fo:min-width="0cm" fo:padding-top="0.127cm" fo:padding-bottom="0.127cm" fo:padding-left="0.254cm" fo:padding-right="0.254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8.399cm" fo:min-width="0cm" fo:padding-top="0.13cm" fo:padding-bottom="0.13cm" fo:padding-left="0.25cm" fo:padding-right="0.25cm" fo:wrap-option="wrap" draw:shadow="hidden" draw:shadow-color="#000000"/>
    </style:style>
    <style:style style:name="pr5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6.463cm" fo:min-width="0cm" fo:padding-top="0.13cm" fo:padding-bottom="0.13cm" fo:padding-left="0.25cm" fo:padding-right="0.25cm" fo:wrap-option="wrap" draw:shadow="hidden" draw:shadow-color="#000000"/>
    </style:style>
    <style:style style:name="pr6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3.557cm" fo:min-width="0cm" fo:padding-top="0.13cm" fo:padding-bottom="0.13cm" fo:padding-left="0.25cm" fo:padding-right="0.25cm" fo:wrap-option="wrap" draw:shadow="hidden" draw:shadow-color="#000000"/>
    </style:style>
    <style:style style:name="pr7" style:family="presentation" style:parent-style-name="Default-outline1" style:list-style-name="L2">
      <style:graphic-properties draw:stroke="none" draw:fill="none" draw:fill-color="#ff9900" draw:textarea-horizontal-align="justify" draw:textarea-vertical-align="top" draw:auto-grow-height="true" draw:auto-grow-width="false" fo:min-height="1.448cm" fo:min-width="0cm" fo:padding-top="0.13cm" fo:padding-bottom="0.13cm" fo:padding-left="0.25cm" fo:padding-right="0.25cm" fo:wrap-option="wrap" draw:shadow="hidden" draw:shadow-color="#000000"/>
    </style:style>
    <style:style style:name="pr8" style:family="presentation" style:parent-style-name="Default-outline1" style:list-style-name="L2">
      <style:graphic-properties draw:stroke="none" draw:fill="none" draw:fill-color="#ff9900" draw:textarea-horizontal-align="justify" draw:textarea-vertical-align="top" draw:auto-grow-height="true" draw:auto-grow-width="false" fo:min-height="1.448cm" fo:min-width="0cm" fo:padding-top="0.13cm" fo:padding-bottom="0.13cm" fo:padding-left="0.25cm" fo:padding-right="0.25cm" fo:wrap-option="wrap" draw:shadow="hidden" draw:shadow-color="#000000"/>
    </style:style>
    <style:style style:name="pr9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5.828cm" fo:min-width="0cm" fo:padding-top="0.13cm" fo:padding-bottom="0.13cm" fo:padding-left="0.25cm" fo:padding-right="0.25cm" fo:wrap-option="wrap" draw:shadow="hidden" draw:shadow-color="#000000"/>
    </style:style>
    <style:style style:name="pr10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4.398cm" fo:min-width="0cm" fo:padding-top="0.13cm" fo:padding-bottom="0.13cm" fo:padding-left="0.25cm" fo:padding-right="0.25cm" fo:wrap-option="wrap" draw:shadow="hidden" draw:shadow-color="#000000"/>
    </style:style>
    <style:style style:name="pr11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4.135cm" fo:min-width="0cm" fo:padding-top="0.13cm" fo:padding-bottom="0.13cm" fo:padding-left="0.25cm" fo:padding-right="0.25cm" fo:wrap-option="wrap" draw:shadow="hidden" draw:shadow-color="#000000"/>
    </style:style>
    <style:style style:name="pr12" style:family="presentation" style:parent-style-name="Default-outline1" style:list-style-name="L18">
      <style:graphic-properties draw:stroke="none" draw:fill="none" draw:fill-color="#ff9900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wrap" draw:shadow="hidden" draw:shadow-color="#000000"/>
    </style:style>
    <style:style style:name="pr13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2.195cm" fo:min-width="0cm" fo:padding-top="0.127cm" fo:padding-bottom="0.127cm" fo:padding-left="0.254cm" fo:padding-right="0.254cm" fo:wrap-option="wrap" draw:shadow="hidden" draw:shadow-color="#808080"/>
    </style:style>
    <style:style style:name="pr14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402cm" fo:min-width="0cm" fo:padding-top="0.127cm" fo:padding-bottom="0.127cm" fo:padding-left="0.254cm" fo:padding-right="0.254cm" fo:wrap-option="wrap" draw:shadow="hidden" draw:shadow-color="#808080"/>
    </style:style>
    <style:style style:name="co1" style:family="table-column">
      <style:table-column-properties style:column-width="8.758cm" style:use-optimal-column-width="false"/>
    </style:style>
    <style:style style:name="co2" style:family="table-column">
      <style:table-column-properties style:column-width="12.401cm" style:use-optimal-column-width="false"/>
    </style:style>
    <style:style style:name="ro1" style:family="table-row">
      <style:table-row-properties style:row-height="1.046cm"/>
    </style:style>
    <style:style style:name="ro2" style:family="table-row">
      <style:table-row-properties style:row-height="1.025cm"/>
    </style:style>
    <style:style style:name="ro3" style:family="table-row">
      <style:table-row-properties style:row-height="1.926cm"/>
    </style:style>
    <style:style style:name="ce1" style:family="table-cell">
      <loext:graphic-properties draw:fill="none" style:repeat="repeat" fo:padding-top="0.13cm" fo:padding-bottom="0.13cm" fo:padding-left="0.25cm" fo:padding-right="0.25cm"/>
      <style:paragraph-properties fo:border-left="2.24pt solid #ffffff" fo:border-right="0.99pt solid #ffffff" fo:border-top="2.24pt solid #ffffff" fo:border-bottom="0.99pt solid #ffffff"/>
    </style:style>
    <style:style style:name="ce2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99pt solid #ffffff" fo:border-right="0.99pt solid #ffffff" fo:border-top="2.24pt solid #ffffff" fo:border-bottom="0.99pt solid #ffffff"/>
      <style:text-properties fo:font-weight="bold" style:font-weight-asian="bold" style:font-weight-complex="bold"/>
    </style:style>
    <style:style style:name="ce3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2.24pt solid #ffffff" fo:border-right="0.99pt solid #ffffff" fo:border-top="0.99pt solid #ffffff" fo:border-bottom="0.99pt solid #ffffff"/>
      <style:text-properties fo:font-size="18pt" style:font-size-asian="18pt" style:font-size-complex="18pt"/>
    </style:style>
    <style:style style:name="ce4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="0.99pt solid #ffffff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ce5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="0.99pt solid #ffffff"/>
      <style:text-properties fo:font-size="18pt" style:font-size-asian="18pt" style:font-size-complex="18pt"/>
    </style:style>
    <style:style style:name="ce6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2.24pt solid #ffffff" fo:border-right="0.99pt solid #ffffff" fo:border-top="0.99pt solid #ffffff" fo:border-bottom="2.24pt solid #ffffff"/>
      <style:text-properties fo:font-size="18pt" style:font-size-asian="18pt" style:font-size-complex="18pt"/>
    </style:style>
    <style:style style:name="ce7" style:family="table-cell">
      <loext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99pt solid #ffffff" fo:border-right="0.99pt solid #ffffff" fo:border-top="0.99pt solid #ffffff" fo:border-bottom="2.24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9900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76cm" fo:margin-bottom="0cm" fo:text-indent="-0.952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cm" fo:margin-right="0cm" fo:margin-top="0.158cm" fo:margin-bottom="0cm" fo:text-indent="0cm"/>
    </style:style>
    <style:style style:name="P6" style:family="paragraph">
      <loext:graphic-properties draw:fill="none" draw:fill-color="#00cc99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141cm" fo:margin-bottom="0cm" fo:line-height="90%" fo:text-indent="0cm"/>
    </style:style>
    <style:style style:name="P8" style:family="paragraph">
      <style:paragraph-properties fo:margin-left="0cm" fo:margin-right="0cm" fo:margin-top="0.07cm" fo:margin-bottom="0cm" fo:line-height="90%" fo:text-indent="0cm"/>
    </style:style>
    <style:style style:name="P9" style:family="paragraph">
      <style:paragraph-properties fo:margin-left="0cm" fo:margin-right="0cm" fo:margin-top="0.352cm" fo:margin-bottom="0cm" fo:line-height="90%" fo:text-indent="0cm"/>
    </style:style>
    <style:style style:name="P10" style:family="paragraph">
      <style:paragraph-properties fo:margin-left="2.059cm" fo:margin-right="0cm" fo:margin-top="0.352cm" fo:margin-bottom="0cm" fo:line-height="100%" fo:text-indent="-2.059cm"/>
    </style:style>
    <style:style style:name="P11" style:family="paragraph">
      <style:paragraph-properties fo:margin-left="2.059cm" fo:margin-right="0cm" fo:margin-top="0.352cm" fo:margin-bottom="0cm" fo:line-height="90%" fo:text-indent="-2.059cm">
        <style:tab-stops>
          <style:tab-stop style:position="0cm"/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</style:style>
    <style:style style:name="P12" style:family="paragraph">
      <style:paragraph-properties fo:margin-left="2.059cm" fo:margin-right="0cm" fo:margin-top="0cm" fo:margin-bottom="0cm" fo:line-height="90%" fo:text-indent="-2.059cm">
        <style:tab-stops>
          <style:tab-stop style:position="0cm"/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</style:style>
    <style:style style:name="P13" style:family="paragraph">
      <loext:graphic-properties draw:fill="none" draw:fill-color="#ff9900"/>
      <style:paragraph-properties fo:margin-left="2.059cm" fo:margin-right="0cm" fo:margin-top="0.352cm" fo:margin-bottom="0cm" fo:line-height="100%" fo:text-indent="-2.059cm" style:writing-mode="lr-tb" style:font-independent-line-spacing="true"/>
      <style:text-properties fo:font-size="24pt"/>
    </style:style>
    <style:style style:name="P14" style:family="paragraph">
      <style:paragraph-properties fo:margin-left="3.646cm" fo:margin-right="0cm" fo:margin-top="0.352cm" fo:margin-bottom="0cm" fo:line-height="90%" fo:text-indent="-3.646cm">
        <style:tab-stops>
          <style:tab-stop style:position="0cm"/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</style:style>
    <style:style style:name="P15" style:family="paragraph">
      <style:paragraph-properties fo:margin-left="3.646cm" fo:margin-right="0cm" fo:margin-top="0.141cm" fo:margin-bottom="0cm" fo:line-height="100%" fo:text-indent="-3.646cm"/>
    </style:style>
    <style:style style:name="P16" style:family="paragraph">
      <style:paragraph-properties fo:margin-left="3.646cm" fo:margin-right="0cm" fo:margin-top="0.141cm" fo:margin-bottom="0cm" fo:line-height="100%" fo:text-indent="-3.646cm">
        <style:tab-stops>
          <style:tab-stop style:position="0cm"/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</style:style>
    <style:style style:name="P17" style:family="paragraph">
      <loext:graphic-properties draw:fill="none" draw:fill-color="#ff9900"/>
      <style:paragraph-properties fo:margin-left="3.646cm" fo:margin-right="0cm" fo:margin-top="0.352cm" fo:margin-bottom="0cm" fo:line-height="90%" fo:text-indent="-3.646cm" style:writing-mode="lr-tb" style:font-independent-line-spacing="true">
        <style:tab-stops>
          <style:tab-stop style:position="0cm"/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margin-top="0.352cm" fo:margin-bottom="0cm" fo:line-height="100%" fo:text-indent="0cm" style:writing-mode="lr-tb">
        <style:tab-stops>
          <style:tab-stop style:position="0cm"/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</style:style>
    <style:style style:name="P20" style:family="paragraph">
      <style:paragraph-properties fo:margin-left="2.059cm" fo:margin-right="0cm" fo:margin-top="0.203cm" fo:margin-bottom="0cm" fo:line-height="100%" fo:text-indent="-2.059cm" style:writing-mode="lr-tb">
        <style:tab-stops>
          <style:tab-stop style:position="0cm"/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</style:style>
    <style:style style:name="P21" style:family="paragraph">
      <loext:graphic-properties draw:fill="none" draw:fill-color="#ff9900"/>
      <style:paragraph-properties fo:margin-left="2.059cm" fo:margin-right="0cm" fo:margin-top="0.352cm" fo:margin-bottom="0cm" fo:line-height="100%" fo:text-indent="-2.059cm" style:writing-mode="lr-tb" style:font-independent-line-spacing="true">
        <style:tab-stops>
          <style:tab-stop style:position="0cm"/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  <style:text-properties style:font-name="Arial2" fo:font-size="24pt" style:font-size-asian="16pt" style:font-size-complex="16pt"/>
    </style:style>
    <style:style style:name="P22" style:family="paragraph">
      <style:paragraph-properties fo:margin-left="2.059cm" fo:margin-right="0cm" fo:margin-top="0.352cm" fo:margin-bottom="0cm" fo:line-height="100%" fo:text-indent="-2.059cm" style:writing-mode="lr-tb">
        <style:tab-stops>
          <style:tab-stop style:position="0cm"/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</style:style>
    <style:style style:name="P23" style:family="paragraph">
      <loext:graphic-properties draw:fill="none" draw:fill-color="#ff9900"/>
      <style:paragraph-properties fo:margin-left="0cm" fo:margin-right="0cm" fo:margin-top="0.352cm" fo:margin-bottom="0cm" fo:line-height="90%" fo:text-indent="0cm" style:writing-mode="lr-tb" style:font-independent-line-spacing="true"/>
    </style:style>
    <style:style style:name="P24" style:family="paragraph">
      <style:paragraph-properties fo:margin-left="2.059cm" fo:margin-right="0cm" fo:margin-top="0.203cm" fo:margin-bottom="0cm" fo:line-height="150%" fo:text-indent="-2.059cm" style:writing-mode="lr-tb">
        <style:tab-stops>
          <style:tab-stop style:position="0cm"/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</style:style>
    <style:style style:name="P25" style:family="paragraph">
      <loext:graphic-properties draw:fill="none" draw:fill-color="#ff9900"/>
      <style:paragraph-properties fo:margin-left="0cm" fo:margin-right="0cm" fo:margin-top="0.352cm" fo:margin-bottom="0cm" fo:line-height="100%" fo:text-indent="0cm" style:writing-mode="lr-tb" style:font-independent-line-spacing="true">
        <style:tab-stops>
          <style:tab-stop style:position="0cm"/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  <style:text-properties style:font-name="Arial2" fo:font-size="24pt" style:font-size-asian="16pt" style:font-size-complex="16pt"/>
    </style:style>
    <style:style style:name="P26" style:family="paragraph">
      <style:paragraph-properties fo:margin-left="0cm" fo:margin-right="0cm" fo:margin-top="0.079cm" fo:margin-bottom="0cm" fo:text-indent="0cm"/>
    </style:style>
    <style:style style:name="P27" style:family="paragraph">
      <style:paragraph-properties fo:margin-left="0cm" fo:margin-right="0cm" fo:margin-top="0.07cm" fo:margin-bottom="0cm" fo:text-indent="0cm"/>
    </style:style>
    <style:style style:name="P28" style:family="paragraph">
      <style:paragraph-properties fo:margin-left="0cm" fo:margin-right="0cm" fo:margin-top="0.07cm" fo:margin-bottom="0cm" fo:line-height="100%" fo:text-indent="0cm"/>
    </style:style>
    <style:style style:name="P29" style:family="paragraph">
      <style:paragraph-properties fo:margin-left="0cm" fo:margin-right="0cm" fo:margin-top="0.158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0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31" style:family="paragraph">
      <style:paragraph-properties fo:margin-left="0.952cm" fo:margin-right="0cm" fo:margin-top="0.07cm" fo:margin-bottom="0cm" fo:text-indent="-0.952cm"/>
    </style:style>
    <style:style style:name="P32" style:family="paragraph">
      <style:paragraph-properties fo:margin-left="0cm" fo:margin-right="0cm" fo:margin-top="0.141cm" fo:margin-bottom="0cm" fo:text-indent="0cm"/>
    </style:style>
    <style:style style:name="P33" style:family="paragraph">
      <style:paragraph-properties fo:margin-left="0.952cm" fo:margin-right="0cm" fo:margin-top="0.07cm" fo:margin-bottom="0cm" fo:line-height="100%" fo:text-indent="-0.952cm"/>
    </style:style>
    <style:style style:name="P34" style:family="paragraph">
      <style:paragraph-properties fo:margin-left="0cm" fo:margin-right="0cm" fo:margin-top="0.141cm" fo:margin-bottom="0cm" fo:line-height="100%" fo:text-indent="0cm"/>
    </style:style>
    <style:style style:name="P35" style:family="paragraph">
      <loext:graphic-properties draw:fill="none" draw:fill-color="#ff9900"/>
      <style:paragraph-properties fo:margin-left="0.952cm" fo:margin-right="0cm" fo:margin-top="0.07cm" fo:margin-bottom="0cm" fo:line-height="100%" fo:text-indent="-0.952cm" style:writing-mode="lr-tb" style:font-independent-line-spacing="true"/>
      <style:text-properties fo:font-size="24pt"/>
    </style:style>
    <style:style style:name="P36" style:family="paragraph">
      <style:paragraph-properties fo:margin-left="0cm" fo:margin-right="0cm" fo:margin-top="0.141cm" fo:margin-bottom="0cm" fo:line-height="100%" fo:text-align="center" fo:text-indent="0cm"/>
    </style:style>
    <style:style style:name="P37" style:family="paragraph">
      <style:paragraph-properties fo:margin-left="0cm" fo:margin-right="0cm" fo:margin-top="0.141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158cm" fo:margin-bottom="0cm" fo:text-indent="0cm" style:punctuation-wrap="hanging"/>
    </style:style>
    <style:style style:name="P39" style:family="paragraph">
      <style:paragraph-properties fo:margin-top="0.158cm" fo:margin-bottom="0cm" style:punctuation-wrap="hanging"/>
    </style:style>
    <style:style style:name="P40" style:family="paragraph">
      <loext:graphic-properties draw:fill="none" draw:fill-color="#ff9900"/>
      <style:paragraph-properties style:writing-mode="lr-tb"/>
    </style:style>
    <style:style style:name="P41" style:family="paragraph">
      <loext:graphic-properties draw:fill="none" draw:fill-color="#ff9900"/>
      <style:paragraph-properties fo:margin-left="0cm" fo:margin-right="0cm" fo:margin-top="0.158cm" fo:margin-bottom="0cm" fo:text-indent="0cm" style:writing-mode="lr-tb"/>
    </style:style>
    <style:style style:name="P42" style:family="paragraph">
      <loext:graphic-properties draw:fill="none" draw:fill-color="#00cc99"/>
      <style:paragraph-properties fo:margin-left="0cm" fo:margin-right="0cm" fo:margin-top="0.158cm" fo:margin-bottom="0cm" fo:text-indent="0cm" style:writing-mode="lr-tb"/>
      <style:text-properties fo:font-size="12pt"/>
    </style:style>
    <style:style style:name="P43" style:family="paragraph">
      <style:paragraph-properties fo:margin-left="0cm" fo:margin-right="0cm" fo:margin-top="0.317cm" fo:margin-bottom="0cm" fo:text-indent="0cm"/>
    </style:style>
    <style:style style:name="P44" style:family="paragraph">
      <style:paragraph-properties fo:margin-left="0cm" fo:margin-right="0cm" fo:margin-top="0.079cm" fo:margin-bottom="0cm" fo:line-height="100%" fo:text-indent="0cm"/>
    </style:style>
    <style:style style:name="T1" style:family="text">
      <style:text-properties fo:font-size="20pt" fo:language="en" fo:country="US" style:font-size-asian="20pt" style:font-size-complex="20pt"/>
    </style:style>
    <style:style style:name="T2" style:family="text">
      <style:text-properties fo:color="#ff0000" fo:language="en" fo:country="US"/>
    </style:style>
    <style:style style:name="T3" style:family="text">
      <style:text-properties fo:language="en" fo:country="US"/>
    </style:style>
    <style:style style:name="T4" style:family="text">
      <style:text-properties style:font-name="Arial2" fo:font-size="18pt" fo:language="en" fo:country="US" style:font-size-asian="18pt" style:font-size-complex="18pt"/>
    </style:style>
    <style:style style:name="T5" style:family="text">
      <style:text-properties style:font-name="Courier New1" fo:font-size="18pt" fo:language="en" fo:country="US" style:font-size-asian="18pt" style:font-size-complex="18pt"/>
    </style:style>
    <style:style style:name="T6" style:family="text">
      <style:text-properties style:font-name="Courier New1" fo:font-size="18pt" fo:language="en" fo:country="US" fo:font-style="italic" style:font-size-asian="18pt" style:font-style-asian="italic" style:font-size-complex="18pt" style:font-style-complex="italic"/>
    </style:style>
    <style:style style:name="T7" style:family="text">
      <style:text-properties fo:font-size="8pt" fo:language="en" fo:country="US" style:font-size-asian="8pt" style:font-size-complex="8pt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style:font-name="Courier New1" fo:language="en" fo:country="US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fo:color="#ff0000" fo:font-size="18pt" fo:language="en" fo:country="US" style:font-size-asian="18pt" style:font-size-complex="18pt"/>
    </style:style>
    <style:style style:name="T12" style:family="text">
      <style:text-properties fo:color="#ff0000" style:font-name="Arial2" fo:font-size="18pt" fo:language="en" fo:country="US" style:font-size-asian="18pt" style:font-size-complex="18pt"/>
    </style:style>
    <style:style style:name="T13" style:family="text">
      <style:text-properties style:font-name="Arial1" fo:font-size="18pt" fo:language="en" fo:country="US" style:font-size-asian="18pt" style:font-size-complex="18pt"/>
    </style:style>
    <style:style style:name="T14" style:family="text">
      <style:text-properties style:font-name="Arial1" fo:font-size="16pt" fo:language="en" fo:country="US" fo:font-weight="normal" style:font-size-asian="16pt" style:font-weight-asian="normal" style:font-size-complex="16pt" style:font-weight-complex="normal"/>
    </style:style>
    <style:style style:name="T15" style:family="text">
      <style:text-properties style:font-name="Courier New1" fo:font-size="16pt" fo:language="en" fo:country="US" fo:font-weight="normal" style:font-size-asian="16pt" style:font-weight-asian="normal" style:font-size-complex="16pt" style:font-weight-complex="normal"/>
    </style:style>
    <style:style style:name="T16" style:family="text">
      <style:text-properties style:font-name="Arial Narrow" fo:font-size="16pt" fo:language="en" fo:country="US" fo:font-weight="normal" style:font-size-asian="16pt" style:font-weight-asian="normal" style:font-size-complex="16pt" style:font-weight-complex="normal"/>
    </style:style>
    <style:style style:name="T17" style:family="text">
      <style:text-properties style:font-name="Arial Narrow" fo:font-size="14pt" fo:language="en" fo:country="US" fo:font-weight="normal" style:font-size-asian="14pt" style:font-weight-asian="normal" style:font-size-complex="14pt" style:font-weight-complex="normal"/>
    </style:style>
    <style:style style:name="T18" style:family="text">
      <style:text-properties style:font-name="Arial2" fo:font-size="18pt" fo:language="en" fo:country="US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1" fo:font-size="18pt" fo:language="en" fo:country="US" fo:font-weight="normal" style:font-size-asian="18pt" style:font-weight-asian="normal" style:font-size-complex="18pt" style:font-weight-complex="normal"/>
    </style:style>
    <style:style style:name="T20" style:family="text">
      <style:text-properties style:font-name="Courier New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font-name="Arial2" fo:font-size="16pt" fo:language="en" fo:country="US" fo:font-weight="normal" style:font-size-asian="16pt" style:font-weight-asian="normal" style:font-size-complex="16pt" style:font-weight-complex="normal"/>
    </style:style>
    <style:style style:name="T22" style:family="text">
      <style:text-properties style:font-name="Arial Narrow" fo:font-size="18pt" fo:language="en" fo:country="US" fo:font-weight="normal" style:font-size-asian="18pt" style:font-weight-asian="normal" style:font-size-complex="18pt" style:font-weight-complex="normal"/>
    </style:style>
    <style:style style:name="T23" style:family="text">
      <style:text-properties style:font-name="Arial1" fo:font-size="18pt" fo:language="en" fo:country="US" fo:font-weight="normal" style:font-size-asian="18pt" style:font-weight-asian="normal" style:font-size-complex="18pt" style:font-weight-complex="normal"/>
    </style:style>
    <style:style style:name="T24" style:family="text">
      <style:text-properties fo:font-size="9pt" fo:language="en" fo:country="US" style:font-size-asian="9pt" style:font-size-complex="9pt"/>
    </style:style>
    <style:style style:name="T25" style:family="text">
      <style:text-properties style:font-name="Courier New1" fo:font-size="8pt" fo:language="en" fo:country="US" style:font-size-asian="8pt" style:font-size-complex="8pt"/>
    </style:style>
    <style:style style:name="T26" style:family="text">
      <style:text-properties fo:font-size="12pt" fo:language="en" fo:country="US"/>
    </style:style>
    <style:style style:name="T27" style:family="text">
      <style:text-properties fo:color="#ff0000" style:font-name="Courier New1" fo:language="en" fo:country="US"/>
    </style:style>
    <style:style style:name="T28" style:family="text">
      <style:text-properties style:use-window-font-color="true" style:font-name="Arial2" fo:language="en" fo:country="US"/>
    </style:style>
    <style:style style:name="T29" style:family="text">
      <style:text-properties style:font-name="Arial2" fo:language="en" fo:country="US"/>
    </style:style>
    <style:style style:name="T30" style:family="text">
      <style:text-properties style:font-name="Courier New1" fo:language="en" fo:country="US" fo:font-style="italic" style:font-style-asian="italic" style:font-style-complex="italic"/>
    </style:style>
    <style:style style:name="T31" style:family="text">
      <style:text-properties style:font-name="Arial Narrow" fo:language="en" fo:country="US"/>
    </style:style>
    <style:style style:name="T32" style:family="text">
      <style:text-properties fo:language="en" fo:country="US" fo:font-style="italic" style:font-style-asian="italic" style:font-style-complex="italic"/>
    </style:style>
    <style:style style:name="T33" style:family="text">
      <style:text-properties style:font-name="Courier New1" fo:language="en" fo:country="US" fo:font-style="normal" style:font-style-asian="normal" style:font-style-complex="normal"/>
    </style:style>
    <style:style style:name="T34" style:family="text">
      <style:text-properties fo:color="#ffffff" fo:font-size="8pt" style:font-size-asian="8pt" style:font-size-complex="8pt"/>
    </style:style>
    <style:style style:name="T35" style:family="text">
      <style:text-properties fo:color="#ffffff" fo:font-size="18pt" style:font-size-asian="18pt" style:font-size-complex="18pt"/>
    </style:style>
    <style:style style:name="T36" style:family="text">
      <style:text-properties fo:color="#ff0000" fo:font-size="18pt" style:font-size-asian="18pt" style:font-size-complex="18pt"/>
    </style:style>
    <style:style style:name="T37" style:family="text">
      <style:text-properties fo:color="#ffffff" style:font-name="Arial1" fo:font-size="8pt" fo:font-weight="normal" style:font-size-asian="8pt" style:font-weight-asian="normal" style:font-size-complex="8pt" style:font-weight-complex="normal"/>
    </style:style>
    <style:style style:name="T38" style:family="text"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ffffff" style:font-name="Arial1"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color="#ffffff" style:font-name="Courier New1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color="#ffffff" style:font-name="Arial2" fo:font-size="18pt" fo:font-weight="normal" style:font-size-asian="18pt" style:font-weight-asian="normal" style:font-size-complex="18pt" style:font-weight-complex="normal"/>
    </style:style>
    <style:style style:name="T43" style:family="text">
      <style:text-properties fo:color="#ffffff" style:font-name="Courier New1" fo:font-size="18pt" fo:language="en" fo:country="US" fo:font-weight="normal" style:font-size-asian="18pt" style:font-weight-asian="normal" style:font-size-complex="18pt" style:font-weight-complex="normal"/>
    </style:style>
    <style:style style:name="T44" style:family="text">
      <style:text-properties fo:color="#ff0000" style:font-name="Arial1" fo:font-size="18pt" fo:font-weight="bold" style:font-size-asian="18pt" style:font-weight-asian="bold" style:font-size-complex="18pt" style:font-weight-complex="bold"/>
    </style:style>
    <style:style style:name="T45" style:family="text">
      <style:text-properties style:use-window-font-color="true" style:font-name="Arial1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ffffff" style:font-name="Courier New1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0000" fo:language="en" fo:country="US" fo:font-style="italic" style:font-style-asian="italic" style:font-style-complex="italic"/>
    </style:style>
    <style:style style:name="T48" style:family="text">
      <style:text-properties fo:color="#ff0000" style:font-name="Courier New1"/>
    </style:style>
    <style:style style:name="T49" style:family="text">
      <style:text-properties style:font-name="Courier New1"/>
    </style:style>
    <style:style style:name="T50" style:family="text">
      <style:text-properties style:font-name="Arial2"/>
    </style:style>
    <style:style style:name="T51" style:family="text">
      <style:text-properties fo:color="#ff0000"/>
    </style:style>
    <style:style style:name="T52" style:family="text">
      <style:text-properties style:font-name="Arial Narrow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color="#ff0000" style:font-name="Arial2"/>
    </style:style>
    <text:list-style style:name="L1">
      <text:list-level-style-bullet text:level="1" text:bullet-char="•">
        <style:list-level-properties/>
        <style:text-properties style:font-name="Times New Roman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2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2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urier New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ffffff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style:font-name="Courier New1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ffffff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 Narrow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style:font-name="Arial2" fo:color="#ff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95-799 Linux Mini – Spring ‘0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95-799 Linux Mini – Spring '16</text:p>
          </draw:text-box>
        </draw:frame>
        <draw:frame presentation:style-name="pr2" draw:text-style-name="P2" draw:layer="layout" svg:width="23.707cm" svg:height="15.876cm" svg:x="0.635cm" svg:y="1.905cm" presentation:class="outline" presentation:user-transformed="true">
          <draw:text-box>
            <text:p text:style-name="P3"><text:span text:style-name="T1">Lecture 2 Agenda:</text:span></text:p>
            <text:p text:style-name="P4"><text:span text:style-name="T2"/></text:p>
            <text:list text:style-name="L3">
              <text:list-item>
                <text:p text:style-name="P5"><text:span text:style-name="T3">Lecture 2: <text:s/></text:span></text:p>
              </text:list-item>
            </text:list>
            <text:list text:style-name="L2">
              <text:list-item>
                <text:list>
                  <text:list-item>
                    <text:p><text:span text:style-name="T3">Structure of the operating system</text:span></text:p>
                  </text:list-item>
                  <text:list-item>
                    <text:p><text:span text:style-name="T3">Unix user/admin overview</text:span></text:p>
                    <text:list>
                      <text:list-item>
                        <text:p><text:span text:style-name="T3">File system layout</text:span></text:p>
                      </text:list-item>
                      <text:list-item>
                        <text:p><text:span text:style-name="T3">Basic file/directory command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System administration</text:span></text:p>
                      </text:list-item>
                      <text:list-item>
                        <text:p text:style-name="P5"><text:span text:style-name="T3">Understanding Shel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Tutorials &amp; Quick Reference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Lab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1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<text:span text:style-name="T3"/></text:p>
              <text:p text:style-name="P5"><text:span text:style-name="T3">2015-09-09: removed Foxtrot chmod cartoon, maybe too risque. Left blank slide to keep numbering consistent with prev. videos.</text:span></text:p>
              <text:p text:style-name="P5"><text:span text:style-name="T3">2010-08-23: moved tutorial &amp; quick reference slides to lecture 2.</text:span></text:p>
              <text:p text:style-name="P5"><text:span text:style-name="T3">Updated for virtualbox</text:span></text:p>
              <text:p text:style-name="P5"><text:span text:style-name="T3"/></text:p>
            </draw:text-box>
          </draw:frame>
        </presentation:notes>
      </draw:page>
      <draw:page draw:name="Main Linux OS Component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Main Linux OS Components – behind the scenes</text:p>
          </draw:text-box>
        </draw:frame>
        <draw:frame presentation:style-name="pr4" draw:text-style-name="P2" draw:layer="layout" svg:width="25.4cm" svg:height="18.659cm" svg:x="0cm" svg:y="2.078cm" presentation:class="outline" presentation:user-transformed="true">
          <draw:text-box>
            <text:list text:style-name="L3">
              <text:list-item>
                <text:p text:style-name="P7"><text:span text:style-name="T4">Main Linux OS components you don't see:</text:span></text:p>
                <text:p text:style-name="P7"><text:span text:style-name="T4"/></text:p>
              </text:list-item>
            </text:list>
            <text:list text:style-name="L2">
              <text:list-item>
                <text:list>
                  <text:list-item>
                    <text:p><text:span text:style-name="T4">Kernel – monolithic single program controlling hardware &amp; resour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/boot/vmlinuz</text:span><text:span text:style-name="T4"> file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Kernel modules – modular pieces of the kernel not compiled in</text:span></text:p>
                    <text:list>
                      <text:list-item>
                        <text:p><text:span text:style-name="T4">Includes most hardware device drivers</text:span></text:p>
                      </text:list-item>
                      <text:list-item>
                        <text:p><text:span text:style-name="T4">Non-hardware “drivers”, like filesystems &amp; network protocols</text:span></text:p>
                      </text:list-item>
                      <text:list-item>
                        <text:p><text:span text:style-name="T4">Loaded during boot as needed, or even while the system is running</text:span></text:p>
                      </text:list-item>
                      <text:list-item>
                        <text:p><text:span text:style-name="T5">lsmod</text:span><text:span text:style-name="T4">, <text:s/></text:span><text:span text:style-name="T5">modprobe</text:span><text:span text:style-name="T4">, </text:span><text:span text:style-name="T5">rmmod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4">Device drivers – used to interact with specific hard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4">basic ones compiled in, rest are modules</text:span></text:p>
                      </text:list-item>
                      <text:list-item>
                        <text:p><text:span text:style-name="T4">Reside in </text:span><text:span text:style-name="T5">/lib/modules/</text:span><text:span text:style-name="T6">&lt;kernel version&gt;</text:span><text:span text:style-name="T5">/kernel/drivers</text:span></text:p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Libraries – precompiled sets of programming functions used by processes</text:span></text:p>
                    <text:list>
                      <text:list-item>
                        <text:p><text:span text:style-name="T5">/lib</text:span><text:span text:style-name="T4">, </text:span><text:span text:style-name="T5">/usr/lib</text:span><text:span text:style-name="T4">; </text:span><text:span text:style-name="T5">ldd</text:span><text:span text:style-name="T4">; </text:span><text:span text:style-name="T5">strac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8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8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2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<text:span text:style-name="T3">2016-01-19: split into 2 slides</text:span></text:p>
              <text:p text:style-name="P5"><text:span text:style-name="T3">2015-09-09: schanged xfce to Unity</text:span></text:p>
              <text:p text:style-name="P5"><text:span text:style-name="T3">2015-06-18: added linuxaio</text:span></text:p>
              <text:p text:style-name="P5"><text:span text:style-name="T3">2008-07-07: removed /usr/X11R6 lib</text:span></text:p>
              <text:p text:style-name="P5"><text:span text:style-name="T3">2007-03-27: added KDE / Gnome (DE’s in general)</text:span></text:p>
              <text:p text:style-name="P5"><text:span text:style-name="T3">2006-09-04: Updated device drivers location for Ubuntu 6.06</text:span></text:p>
              <text:p text:style-name="P5"><text:span text:style-name="T3">2006-09-04: Removed “boot: </text:span><text:span text:style-name="T9">knoppix 3</text:span><text:span text:style-name="T3">” since Ubuntu doesn’t use runlevel 3/5 to control X</text:span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Main Linux OS Components – user visible</text:p>
          </draw:text-box>
        </draw:frame>
        <draw:frame presentation:style-name="pr5" draw:text-style-name="P2" draw:layer="layout" svg:width="25.4cm" svg:height="16.723cm" svg:x="0cm" svg:y="2.078cm" presentation:class="outline" presentation:user-transformed="true">
          <draw:text-box>
            <text:list text:style-name="L3">
              <text:list-item>
                <text:p text:style-name="P7"><text:span text:style-name="T10">Main Linux OS components you may interact with:</text:span></text:p>
                <text:p text:style-name="P7"><text:span text:style-name="T10"/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0">Processes – individual programs separate from the kerne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5">ps aux</text:span><text:span text:style-name="T10"> (or </text:span><text:span text:style-name="T5">ps –ef</text:span><text:span text:style-name="T10">); </text:span><text:span text:style-name="T5">top</text:span><text:span text:style-name="T10">; various graphical utiliti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7"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0">Software Packages – preconstructed collections of applications, files, etc, that can be installed as a unit. </text:span></text:p>
                    <text:p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0">Optional graphical environment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X-Windows – base graphical functions (fonts, pixels, lines, etc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1"><text:a xlink:href="http://en.wikipedia.org/wiki/Desktop_environment" xlink:type="simple">Desktop environment </text:a></text:span><text:span text:style-name="T10">– planned consistent look, feel, and behavi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Many different ones (</text:span><text:span text:style-name="T12"><text:a xlink:href="http://en.wikipedia.org/wiki/GNOME" xlink:type="simple">GNOME</text:a></text:span><text:span text:style-name="T4">, </text:span><text:span text:style-name="T12"><text:a xlink:href="https://en.wikipedia.org/wiki/Unity_(user_interface)" xlink:type="simple">Unity</text:a></text:span><text:span text:style-name="T12">, </text:span><text:span text:style-name="T12"><text:a xlink:href="http://en.wikipedia.org/wiki/Kde" xlink:type="simple">KDE</text:a></text:span><text:span text:style-name="T4">, ...) </text:span></text:p>
                          </text:list-item>
                          <text:list-item>
                            <text:p><text:span text:style-name="T13">includes window manager, libraries, applications, frameworks</text:span><text:span text:style-name="T13"><text:line-break/></text:span><text:span text:style-name="T13">icons, design guides, etc</text:span></text:p>
                          </text:list-item>
                          <text:list-item>
                            <text:p><text:span text:style-name="T13">Combined ISOs provided by </text:span><text:span text:style-name="T13"><text:a xlink:href="http://linuxaio.net/" xlink:type="simple">LinuxAIO</text:a></text:span><text:span text:style-name="T13"> for easy test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3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<text:span text:style-name="T3">2016-01-19: split into 2 slides. Removed proc filesystem</text:span></text:p>
              <text:p text:style-name="P5"><text:span text:style-name="T3">2015-09-09: schanged xfce to Unity</text:span></text:p>
              <text:p text:style-name="P5"><text:span text:style-name="T3">2015-06-18: added linuxaio</text:span></text:p>
              <text:p text:style-name="P5"><text:span text:style-name="T3">2008-07-07: removed /usr/X11R6 lib</text:span></text:p>
              <text:p text:style-name="P5"><text:span text:style-name="T3">2007-03-27: added KDE / Gnome (DE’s in general)</text:span></text:p>
              <text:p text:style-name="P5"><text:span text:style-name="T3">2006-09-04: Updated device drivers location for Ubuntu 6.06</text:span></text:p>
              <text:p text:style-name="P5"><text:span text:style-name="T3">2006-09-04: Removed “boot: </text:span><text:span text:style-name="T9">knoppix 3</text:span><text:span text:style-name="T3">” since Ubuntu doesn’t use runlevel 3/5 to control X</text:span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</draw:text-box>
          </draw:frame>
        </presentation:notes>
      </draw:page>
      <draw:page draw:name="Linux File System Layou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Linux File System Layout</text:p>
          </draw:text-box>
        </draw:frame>
        <draw:frame presentation:style-name="pr6" draw:text-style-name="P2" draw:layer="layout" svg:width="22.437cm" svg:height="3.817cm" svg:x="0.634cm" svg:y="1.905cm" presentation:class="outline" presentation:user-transformed="true">
          <draw:text-box>
            <text:list text:style-name="L2">
              <text:list-item>
                <text:p text:style-name="P9"><text:span text:style-name="T8">One single directory tree starting with “/” – no drive letters</text:span></text:p>
              </text:list-item>
              <text:list-item>
                <text:p text:style-name="P9"><text:span text:style-name="T8">Individual disk partitions “mounted” (i.e grafted) onto subdirectories</text:span></text:p>
              </text:list-item>
              <text:list-item>
                <text:p text:style-name="P9"><text:span text:style-name="T8">Documented in </text:span><text:span text:style-name="T8"><text:a xlink:href="http://en.wikipedia.org/wiki/Filesystem_Hierarchy_Standard" xlink:type="simple">Filesystem Heirarchy Standard</text:a></text:span><text:span text:style-name="T8"> (FHS); also TLCL </text:span><text:span text:style-name="T8"><text:a xlink:href="http://linuxclass.heinz.cmu.edu/doc/The-Linux-Command-Line-13.07.pdf#page=44" xlink:type="simple">Table 3-4</text:a></text:span></text:p>
              </text:list-item>
              <text:list-item>
                <text:p text:style-name="P9"><text:span text:style-name="T8">Linux is case sensitive - “FileName” != “filename”</text:span></text:p>
              </text:list-item>
            </text:list>
          </draw:text-box>
        </draw:frame>
        <draw:custom-shape draw:style-name="gr1" draw:text-style-name="P13" draw:layer="layout" svg:width="13.335cm" svg:height="13.123cm" svg:x="0cm" svg:y="5.927cm">
          <text:p text:style-name="P10"><text:span text:style-name="T14">/ <text:s/>--- the root directory</text:span></text:p>
          <text:p text:style-name="P11"><text:span text:style-name="T15">/bin</text:span><text:span text:style-name="T14"><text:tab/></text:span><text:span text:style-name="T16">Essential command binaries</text:span></text:p>
          <text:p text:style-name="P11"><text:span text:style-name="T15">/boot</text:span><text:span text:style-name="T15"><text:tab/></text:span><text:span text:style-name="T16">Static files of the boot loader</text:span></text:p>
          <text:p text:style-name="P11"><text:span text:style-name="T15">/etc</text:span><text:span text:style-name="T14"><text:tab/></text:span><text:span text:style-name="T16">Host-specific system configuration</text:span></text:p>
          <text:p text:style-name="P11"><text:span text:style-name="T15">/home</text:span><text:span text:style-name="T16"><text:tab/></text:span><text:span text:style-name="T16">User home directories</text:span></text:p>
          <text:p text:style-name="P11"><text:span text:style-name="T15">/lib</text:span><text:span text:style-name="T14"><text:tab/></text:span><text:span text:style-name="T16">Essential shared libraries and kernel modules</text:span></text:p>
          <text:p text:style-name="P11"><text:span text:style-name="T15">/mnt</text:span><text:span text:style-name="T15"><text:tab/></text:span><text:span text:style-name="T16">Mount points for mounting a filesystem temporarily</text:span></text:p>
          <text:p text:style-name="P12"><text:span text:style-name="T15">/media</text:span><text:span text:style-name="T14"><text:tab/></text:span></text:p>
          <text:p text:style-name="P11"><text:span text:style-name="T15">/opt</text:span><text:span text:style-name="T14"><text:tab/></text:span><text:span text:style-name="T16">Add-on application software packages</text:span></text:p>
          <text:p text:style-name="P11"><text:span text:style-name="T15">/sbin </text:span><text:span text:style-name="T16">Essential system binaries</text:span></text:p>
          <text:p text:style-name="P11"><text:span text:style-name="T15">/tmp</text:span><text:span text:style-name="T14"><text:tab/></text:span><text:span text:style-name="T16">Temporary files (may be lost after reboot)</text:span></text:p>
          <text:p text:style-name="P11"><text:span text:style-name="T15">/var</text:span><text:span text:style-name="T15"><text:tab/></text:span><text:span text:style-name="T16">Variable data (log files, email mailboxes, etc)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2.065cm" svg:height="13.335cm" svg:x="13.099cm" svg:y="6.998cm">
          <text:p text:style-name="P14"><text:span text:style-name="T15">/usr</text:span><text:span text:style-name="T14"><text:tab/></text:span><text:span text:style-name="T16">The rest of the system: programs, libraries, documentation, etc</text:span></text:p>
          <text:p text:style-name="P15"><text:span text:style-name="T14">The rest of the system (mostly)</text:span></text:p>
          <text:p text:style-name="P16"><text:span text:style-name="T15">/usr/bin</text:span><text:span text:style-name="T14"><text:tab/></text:span><text:span text:style-name="T16">Most user commands</text:span></text:p>
          <text:p text:style-name="P15"><text:span text:style-name="T15">/usr/include </text:span><text:span text:style-name="T16">Header files included by C programs</text:span></text:p>
          <text:p text:style-name="P16"><text:span text:style-name="T15">/usr/lib</text:span><text:span text:style-name="T14"><text:tab/></text:span><text:span text:style-name="T16">Libraries</text:span></text:p>
          <text:p text:style-name="P16"><text:span text:style-name="T15">/usr/local</text:span><text:span text:style-name="T14"><text:tab/></text:span><text:span text:style-name="T16">Local hierarchy (often empty after main installation)</text:span></text:p>
          <text:p text:style-name="P16"><text:span text:style-name="T15">/usr/sbin</text:span><text:span text:style-name="T14"><text:tab/></text:span><text:span text:style-name="T16">Non-vital system binaries</text:span></text:p>
          <text:p text:style-name="P16"><text:span text:style-name="T15">/usr/share</text:span><text:span text:style-name="T14"><text:tab/></text:span><text:span text:style-name="T16">Architecture-independent data, esp. documentation (</text:span><text:span text:style-name="T17">/usr/share/doc</text:span><text:span text:style-name="T16">)</text:span><text:span text:style-name="T14"> </text:span></text:p>
          <text:p text:style-name="P16"><text:span text:style-name="T15">/usr/src</text:span><text:span text:style-name="T14"><text:tab/></text:span><text:span text:style-name="T16">Source code (esp. the kernel source)</text:span></text:p>
          <draw:enhanced-geometry svg:viewBox="0 0 21600 21600" draw:type="rectangle" draw:enhanced-path="M 0 0 L 21600 0 21600 21600 0 21600 0 0 Z N"/>
        </draw:custom-shape>
        <draw:line draw:style-name="gr2" draw:text-style-name="P18" draw:layer="layout" svg:x1="13.099cm" svg:y1="16.332cm" svg:x2="13.099cm" svg:y2="8.5cm">
          <text:p/>
        </draw:lin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4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<text:span text:style-name="T3">2015-09-16: added case sensitivity.</text:span></text:p>
              <text:p text:style-name="P5"><text:span text:style-name="T3">2015-09-09: remove Rute, added TLCL link.</text:span></text:p>
              <text:p text:style-name="P5"><text:span text:style-name="T3">2015-01-20: moved /dev &amp; /proc to non-real files slide,added FHS llink, <text:s/>reformatted</text:span></text:p>
              <text:p text:style-name="P5"><text:span text:style-name="T3">2010-03-22: added /media</text:span></text:p>
              <text:p text:style-name="P5"><text:span text:style-name="T3">2008-07-07: removed /usr/X11R6 – empty on Ubuntu.</text:span></text:p>
              <text:p text:style-name="P5"><text:span text:style-name="T3">2006-09-04: added /home &amp; /proc, reformatted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Linux File System Layout – non-real files </text:p>
          </draw:text-box>
        </draw:frame>
        <draw:custom-shape draw:style-name="gr3" draw:text-style-name="P21" draw:layer="layout" svg:width="24.13cm" svg:height="8.255cm" svg:x="1.27cm" svg:y="5.08cm">
          <text:p text:style-name="P19"><text:span text:style-name="T18">Contains </text:span><text:span text:style-name="T18"><text:a xlink:href="https://en.wikipedia.org/wiki/Device_file" xlink:type="simple">device “files”</text:a></text:span><text:span text:style-name="T18">; these are really connection points to device drivers </text:span><text:span text:style-name="T18"><text:line-break/></text:span><text:span text:style-name="T18">(disks, serial/parallel/USB ports, terminals, console, various special things)</text:span></text:p>
          <text:list text:style-name="L10">
            <text:list-item>
              <text:p text:style-name="P20"><text:span text:style-name="T18">Drives typically show up as </text:span><text:span text:style-name="T19">/dev/sd[</text:span><text:span text:style-name="T20">a/b/c/d</text:span><text:span text:style-name="T19">]partition#</text:span></text:p>
            </text:list-item>
            <text:list-item>
              <text:p text:style-name="P20"><text:span text:style-name="T19">/dev/sda </text:span><text:span text:style-name="T18">– First hard drive, entire disk end-to-end</text:span></text:p>
            </text:list-item>
            <text:list-item>
              <text:p text:style-name="P20"><text:span text:style-name="T19">/dev/sda1 </text:span><text:span text:style-name="T18">– First hard drive, partition #1</text:span></text:p>
            </text:list-item>
            <text:list-item>
              <text:p text:style-name="P20"><text:span text:style-name="T19">/dev/sdb3 </text:span><text:span text:style-name="T18">– Second hard or flash drive, partition #3</text:span></text:p>
            </text:list-item>
            <text:list-item>
              <text:p text:style-name="P20"><text:span text:style-name="T19">/dev/sr0 </text:span><text:span text:style-name="T18">– First optical drive (may be aliased as </text:span><text:span text:style-name="T19">/dev/cdrom</text:span><text:span text:style-name="T18">)</text:span><text:span text:style-name="T21"><text:line-break/></text:span><text:span text:style-name="T2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24.13cm" svg:height="3.598cm" svg:x="0.635cm" svg:y="13.155cm">
          <text:p text:style-name="P22"><text:span text:style-name="T19">/proc</text:span><text:span text:style-name="T22"><text:tab/></text:span><text:span text:style-name="T22"> <text:s/></text:span><text:span text:style-name="T18">Virtual directory containing kernel info (</text:span><text:span text:style-name="T19">/proc/partitions</text:span><text:span text:style-name="T18">)</text:span></text:p>
          <text:p text:style-name="P22"><text:span text:style-name="T19">/sys <text:s/></text:span><text:span text:style-name="T18">Similar to </text:span><text:span text:style-name="T19">/proc</text:span><text:span text:style-name="T18"> but focusing about information on devices</text:span></text:p>
          <text:p text:style-name="P22"><text:span text:style-name="T19">/run</text:span><text:span text:style-name="T23"><text:tab/></text:span><text:span text:style-name="T23"> <text:s/></text:span><text:span text:style-name="T18">Ramdisk for temporary application state information, PID / lock files, etc</text:span></text:p>
          <text:p text:style-name="P22"><text:span text:style-name="T21"/></text:p>
          <draw:enhanced-geometry svg:viewBox="0 0 21600 21600" draw:type="rectangle" draw:enhanced-path="M 0 0 L 21600 0 21600 21600 0 21600 0 0 Z N"/>
        </draw:custom-shape>
        <draw:frame presentation:style-name="pr7" draw:text-style-name="P23" draw:layer="layout" svg:width="22.437cm" svg:height="1.708cm" svg:x="0.636cm" svg:y="2.382cm" presentation:class="outline" presentation:user-transformed="true">
          <draw:text-box>
            <text:list text:style-name="L2">
              <text:list-item>
                <text:p text:style-name="P9"><text:span text:style-name="T10">A core Unix philosophy is “Treat everything like a file”, even things that aren't files.</text:span></text:p>
              </text:list-item>
            </text:list>
          </draw:text-box>
        </draw:frame>
        <draw:custom-shape draw:style-name="gr4" draw:text-style-name="P21" draw:layer="layout" svg:width="3.513cm" svg:height="1.264cm" svg:x="0.374cm" svg:y="4.06cm">
          <text:p text:style-name="P22"><text:span text:style-name="T19">/dev</text:span><text:span text:style-name="T16"><text:tab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5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<text:span text:style-name="T3">2016-03-22: added device files link; expanded disk examples</text:span></text:p>
              <text:p text:style-name="P5"><text:span text:style-name="T3">2016-01-20: resized fonts</text:span></text:p>
              <text:p text:style-name="P5"><text:span text:style-name="T3">2015-01-20: added “non-real files” slide.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Linux File System Layout – non-real files #2 </text:p>
          </draw:text-box>
        </draw:frame>
        <draw:custom-shape draw:style-name="gr5" draw:text-style-name="P25" draw:layer="layout" svg:width="24.13cm" svg:height="8.255cm" svg:x="1.27cm" svg:y="4.472cm">
          <text:p text:style-name="P19"><text:span text:style-name="T19"/></text:p>
          <text:list text:style-name="L10">
            <text:list-item>
              <text:p text:style-name="P24"><text:span text:style-name="T19">/dev/null </text:span><text:span text:style-name="T18">– writes to this file are discarded</text:span></text:p>
            </text:list-item>
            <text:list-item>
              <text:p text:style-name="P24"><text:span text:style-name="T19">/dev/zero </text:span><text:span text:style-name="T18">– reads from this file contain all hex </text:span><text:span text:style-name="T19">0x00</text:span><text:span text:style-name="T18"> bytes</text:span></text:p>
            </text:list-item>
            <text:list-item>
              <text:p text:style-name="P24"><text:span text:style-name="T19">/dev/urandom </text:span><text:span text:style-name="T18">– reads from this file contain random bytes (</text:span><text:span text:style-name="T19">0x00 – 0xFF</text:span><text:span text:style-name="T18">)</text:span></text:p>
            </text:list-item>
            <text:list-item>
              <text:p text:style-name="P24"><text:span text:style-name="T19">/dev/tty# </text:span><text:span text:style-name="T18">– connects to physical/virtual terminals</text:span></text:p>
            </text:list-item>
            <text:list-item>
              <text:p text:style-name="P24"><text:span text:style-name="T19">/dev/pts/# </text:span><text:span text:style-name="T18">– connects to “pseudo” terminals (shells, network logins)</text:span></text:p>
            </text:list-item>
            <text:list-item>
              <text:p text:style-name="P24"><text:span text:style-name="T19">/dev/mapper/ </text:span><text:span text:style-name="T18">– logical volume manager volumes </text:span><text:span text:style-name="T21"><text:line-break/></text:span><text:span text:style-name="T21"/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8" draw:text-style-name="P23" draw:layer="layout" svg:width="22.437cm" svg:height="1.708cm" svg:x="0.273cm" svg:y="4.124cm" presentation:class="outline" presentation:user-transformed="true">
          <draw:text-box>
            <text:list text:style-name="L2">
              <text:list-item>
                <text:p text:style-name="P9"><text:span text:style-name="T10">A few other interesting /dev items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6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<text:span text:style-name="T3">2016-03-22: split onto separate slide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Basic File/Directory Commands</text:p>
          </draw:text-box>
        </draw:frame>
        <draw:frame presentation:style-name="pr9" draw:text-style-name="P2" draw:layer="layout" svg:width="24.342cm" svg:height="16.088cm" svg:x="0.635cm" svg:y="2.327cm" presentation:class="outline" presentation:user-transformed="true">
          <draw:text-box>
            <text:list text:style-name="L2">
              <text:list-item>
                <text:p text:style-name="P5"><text:span text:style-name="T3">Copy/move/delete files (</text:span><text:span text:style-name="T3"><text:a xlink:href="http://linuxclass.heinz.cmu.edu/doc/The-Linux-Command-Line-13.07.pdf#page=49" xlink:type="simple">Ch. 4</text:a></text:span><text:span text:style-name="T3">): </text:span><text:span text:style-name="T9">cp</text:span><text:span text:style-name="T3">, </text:span><text:span text:style-name="T9">mv</text:span><text:span text:style-name="T3">, </text:span><text:span text:style-name="T9">rm</text:span></text:p>
              </text:list-item>
              <text:list-item>
                <text:p text:style-name="P5"><text:span text:style-name="T3">Create &amp; display files: </text:span><text:span text:style-name="T9">cat</text:span><text:span text:style-name="T3">, </text:span><text:span text:style-name="T9">more</text:span><text:span text:style-name="T3">/</text:span><text:span text:style-name="T9">less</text:span><text:span text:style-name="T3">, </text:span><text:span text:style-name="T9">head/tail</text:span></text:p>
              </text:list-item>
              <text:list-item>
                <text:p text:style-name="P5"><text:span text:style-name="T3">List files (</text:span><text:span text:style-name="T3"><text:a xlink:href="http://linuxclass.heinz.cmu.edu/doc/The-Linux-Command-Line-13.07.pdf#page=37" xlink:type="simple">Ch. 3</text:a></text:span><text:span text:style-name="T3">): </text:span><text:span text:style-name="T9">ls</text:span><text:span text:style-name="T3"> (</text:span><text:span text:style-name="T9">-a</text:span><text:span text:style-name="T3">, </text:span><text:span text:style-name="T9">-l</text:span><text:span text:style-name="T3">, </text:span><text:span text:style-name="T9">–t</text:span><text:span text:style-name="T3">)</text:span></text:p>
              </text:list-item>
              <text:list-item>
                <text:p text:style-name="P5"><text:span text:style-name="T3">Search for text in file (</text:span><text:span text:style-name="T3"><text:a xlink:href="http://linuxclass.heinz.cmu.edu/doc/The-Linux-Command-Line-13.07.pdf#page=86" xlink:type="simple">Ch. 6</text:a></text:span><text:span text:style-name="T3">): </text:span><text:span text:style-name="T9">grep</text:span><text:span text:style-name="T3"> (</text:span><text:span text:style-name="T9">-v</text:span><text:span text:style-name="T3">, </text:span><text:span text:style-name="T9">-i</text:span><text:span text:style-name="T3">)</text:span></text:p>
                <text:p text:style-name="P26"><text:span text:style-name="T24"/></text:p>
              </text:list-item>
              <text:list-item>
                <text:p text:style-name="P5"><text:span text:style-name="T3">Users &amp; Groups (</text:span><text:span text:style-name="T2"><text:a xlink:href="http://linuxclass.heinz.cmu.edu/doc/The-Linux-Command-Line-13.07.pdf#page=113" xlink:type="simple">Ch. 9</text:a></text:span><text:span text:style-name="T3">): </text:span><text:span text:style-name="T9">id</text:span><text:span text:style-name="T3">, </text:span><text:span text:style-name="T9">su</text:span><text:span text:style-name="T3">, </text:span><text:span text:style-name="T9">sudo</text:span><text:span text:style-name="T3">, </text:span><text:span text:style-name="T9">/etc/passwd</text:span><text:span text:style-name="T3"> file</text:span></text:p>
              </text:list-item>
              <text:list-item>
                <text:p text:style-name="P5"><text:span text:style-name="T3">Permissions (</text:span><text:span text:style-name="T2"><text:a xlink:href="http://linuxclass.heinz.cmu.edu/doc/The-Linux-Command-Line-13.07.pdf#page=112" xlink:type="simple">Ch. 9</text:a></text:span><text:span text:style-name="T3">): </text:span><text:span text:style-name="T9">chmod</text:span><text:span text:style-name="T3"> (</text:span><text:span text:style-name="T9">-R</text:span><text:span text:style-name="T3">)</text:span></text:p>
                <text:p text:style-name="P27"><text:span text:style-name="T7"/></text:p>
              </text:list-item>
              <text:list-item>
                <text:p text:style-name="P5"><text:span text:style-name="T3">Create/delete/change/show-current directory: </text:span><text:span text:style-name="T9">mkdir</text:span><text:span text:style-name="T3">, </text:span><text:span text:style-name="T9">rmdir</text:span><text:span text:style-name="T3">, </text:span><text:span text:style-name="T9">cd</text:span><text:span text:style-name="T3">, </text:span><text:span text:style-name="T9">pwd</text:span></text:p>
                <text:p text:style-name="P27"><text:span text:style-name="T7"/></text:p>
              </text:list-item>
              <text:list-item>
                <text:p text:style-name="P5"><text:span text:style-name="T3">Symbolic links (</text:span><text:span text:style-name="T2"><text:a xlink:href="http://linuxclass.heinz.cmu.edu/doc/The-Linux-Command-Line-13.07.pdf#page=47" xlink:type="simple">Ch. 3</text:a></text:span><text:span text:style-name="T3">): </text:span><text:span text:style-name="T9">ln -s</text:span></text:p>
                <text:p text:style-name="P27"><text:span text:style-name="T7"/></text:p>
              </text:list-item>
              <text:list-item>
                <text:p text:style-name="P5"><text:span text:style-name="T3">Editing files (</text:span><text:span text:style-name="T2"><text:a xlink:href="http://linuxclass.heinz.cmu.edu/doc/The-Linux-Command-Line-13.07.pdf#page=160" xlink:type="simple">Ch. 12</text:a></text:span><text:span text:style-name="T3">): </text:span><text:span text:style-name="T9">vi</text:span><text:span text:style-name="T3">, </text:span><text:span text:style-name="T9">vimtutor <text:s/></text:span><text:span text:style-name="T3">(</text:span><text:span text:style-name="T2"><text:a xlink:href="http://vim-adventures.com/" xlink:type="simple">adventure game</text:a></text:span><text:span text:style-name="T3">, nice </text:span><text:span text:style-name="T2"><text:a xlink:href="http://www.viemu.com/a_vi_vim_graphical_cheat_sheet_tutorial.html" xlink:type="simple">cheatsheet</text:a></text:span><text:span text:style-name="T3">)</text:span></text:p>
              </text:list-item>
            </text:list>
            <text:list text:style-name="L11">
              <text:list-header>
                <text:p text:style-name="P28"><text:span text:style-name="T25"/></text:p>
              </text:list-header>
            </text:list>
            <text:list text:style-name="L2">
              <text:list-item>
                <text:p text:style-name="P5"><text:span text:style-name="T3">Where to find help (Ch. 5):</text:span><text:span text:style-name="T9"> man</text:span><text:span text:style-name="T3"> (</text:span><text:span text:style-name="T9">–k</text:span><text:span text:style-name="T3">), </text:span><text:span text:style-name="T9">info</text:span></text:p>
              </text:list-item>
              <text:list-item>
                <text:p text:style-name="P5"><text:span text:style-name="T3">Finding files (</text:span><text:span text:style-name="T3"><text:a xlink:href="http://linuxclass.heinz.cmu.edu/doc/The-Linux-Command-Line-13.07.pdf#page=233" xlink:type="simple">Ch. 17</text:a></text:span><text:span text:style-name="T3">): </text:span><text:span text:style-name="T9">locate</text:span><text:span text:style-name="T3">, </text:span><text:span text:style-name="T9">find</text:span></text:p>
              </text:list-item>
              <text:list-item>
                <text:p text:style-name="P5"><text:span text:style-name="T3">Common file extensions (</text:span><text:span text:style-name="T2"><text:a xlink:href="https://kb.iu.edu/d/affo" xlink:type="simple">IU list</text:a></text:span><text:span text:style-name="T3">):</text:span></text:p>
              </text:list-item>
            </text:list>
            <text:list text:style-name="L12">
              <text:list-item>
                <text:list>
                  <text:list-item>
                    <text:p text:style-name="P29"><text:span text:style-name="T3">.sh – shell script</text:span><text:span text:style-name="T3"><text:tab/></text:span><text:span text:style-name="T3">.gz - </text:span><text:span text:style-name="T9">gzip</text:span><text:span text:style-name="T3"> compressed</text:span><text:span text:style-name="T3"><text:tab/></text:span><text:span text:style-name="T3">.Z - </text:span><text:span text:style-name="T9">compress</text:span><text:span text:style-name="T3">’ed</text:span></text:p>
                  </text:list-item>
                  <text:list-item>
                    <text:p text:style-name="P29"><text:span text:style-name="T3">.1-9 - </text:span><text:span text:style-name="T9">man</text:span><text:span text:style-name="T3"> page</text:span><text:span text:style-name="T3"><text:tab/></text:span><text:span text:style-name="T3"> .tar - </text:span><text:span text:style-name="T9">tar</text:span><text:span text:style-name="T3"> archive</text:span><text:span text:style-name="T3"><text:tab/></text:span><text:span text:style-name="T3">.bz2 -</text:span><text:span text:style-name="T9"> bzip2</text:span><text:span text:style-name="T3"> compress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7"/>
          <draw:frame presentation:style-name="pr3" draw:text-style-name="P30" draw:layer="layout" svg:width="14.393cm" svg:height="11.642cm" svg:x="2.539cm" svg:y="12.276cm" presentation:class="notes" presentation:user-transformed="true">
            <draw:text-box>
              <text:p text:style-name="P5"><text:span text:style-name="T26">2016-01-19: added sudo</text:span></text:p>
              <text:p text:style-name="P5"><text:span text:style-name="T26">2015-09-09: replace RUTE links with TLCL links.</text:span></text:p>
              <text:p text:style-name="P5"><text:span text:style-name="T26">2014-09-02: fixed RUTE file extensions link, added IU extensions list</text:span></text:p>
              <text:p text:style-name="P5"><text:span text:style-name="T26">2012-05-03: added vim-adventures.com</text:span></text:p>
              <text:p text:style-name="P5"><text:span text:style-name="T26">2009-09-01: added CAT to create &amp; display line</text:span></text:p>
              <text:p text:style-name="P5"><text:span text:style-name="T26">2009-04-13: added VI cheatsheet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Understanding Shells</text:p>
          </draw:text-box>
        </draw:frame>
        <draw:frame presentation:style-name="pr5" draw:text-style-name="P2" draw:layer="layout" svg:width="24.342cm" svg:height="16.723cm" svg:x="0.635cm" svg:y="2.328cm" presentation:class="outline" presentation:user-transformed="true">
          <draw:text-box>
            <text:list text:style-name="L2">
              <text:list-item>
                <text:p text:style-name="P5"><text:span text:style-name="T3">A “shell” is program that interprets commands entered by the user, and passes them on to the operating system. </text:span></text:p>
              </text:list-item>
              <text:list-item>
                <text:p text:style-name="P5"><text:span text:style-name="T3">Graphical versions often called a “Terminal” or “xterm” window</text:span></text:p>
              </text:list-item>
              <text:list-item>
                <text:p text:style-name="P5"><text:span text:style-name="T3">TLCL </text:span><text:span text:style-name="T3"><text:a xlink:href="http://linuxclass.heinz.cmu.edu/doc/The-Linux-Command-Line-13.07.pdf#page=26" xlink:type="simple">Ch. 1</text:a></text:span></text:p>
                <text:p text:style-name="P5"><text:span text:style-name="T3"/></text:p>
              </text:list-item>
              <text:list-item>
                <text:p text:style-name="P5"><text:span text:style-name="T3">Originally </text:span><text:span text:style-name="T9">sh</text:span><text:span text:style-name="T3"> (Bourne shell)</text:span></text:p>
              </text:list-item>
              <text:list-item>
                <text:p text:style-name="P5"><text:span text:style-name="T3">Most Linuxes now use </text:span><text:span text:style-name="T27"><text:a xlink:href="http://www.gnu.org/software/bash/manual/bashref.html#What-is-Bash_003f" xlink:type="simple">bash</text:a></text:span><text:span text:style-name="T28"> (Bourne Again SHell)</text:span></text:p>
              </text:list-item>
              <text:list-item>
                <text:p text:style-name="P5"><text:span text:style-name="T3">Many alternatives exist (</text:span><text:span text:style-name="T9">dash</text:span><text:span text:style-name="T29">, </text:span><text:span text:style-name="T9">ksh</text:span><text:span text:style-name="T3">, </text:span><text:span text:style-name="T9">zsh</text:span><text:span text:style-name="T3">, </text:span><text:span text:style-name="T9">csh/tcsh</text:span><text:span text:style-name="T29">...) [</text:span><text:span text:style-name="T29"><text:a xlink:href="http://en.wikipedia.org/wiki/Comparison_of_command_shells" xlink:type="simple">comparison</text:a></text:span><text:span text:style-name="T29">]</text:span></text:p>
                <text:p text:style-name="P26"><text:span text:style-name="T24"/></text:p>
              </text:list-item>
              <text:list-item>
                <text:p text:style-name="P5"><text:span text:style-name="T3">Provides Input/Output redirection (</text:span><text:span text:style-name="T3"><text:a xlink:href="http://linuxclass.heinz.cmu.edu/doc/The-Linux-Command-Line-13.07.pdf#page=77" xlink:type="simple">Ch. 6</text:a></text:span><text:span text:style-name="T3">)</text:span></text:p>
              </text:list-item>
            </text:list>
            <text:list text:style-name="L12">
              <text:list-item>
                <text:list>
                  <text:list-item>
                    <text:p text:style-name="P29"><text:span text:style-name="T3">“</text:span><text:span text:style-name="T3">&gt;” - save output to file. <text:s text:c="3"/></text:span><text:span text:style-name="T3"><text:tab/></text:span><text:span text:style-name="T3"><text:tab/></text:span><text:span text:style-name="T9">echo ’blah’ &gt; </text:span><text:span text:style-name="T30">filename</text:span></text:p>
                  </text:list-item>
                  <text:list-item>
                    <text:p text:style-name="P29"><text:span text:style-name="T3">“</text:span><text:span text:style-name="T3">&gt;&gt;” – append output to file. </text:span><text:span text:style-name="T3"><text:tab/></text:span><text:span text:style-name="T9">echo ’blah’ &gt;&gt; </text:span><text:span text:style-name="T30">filename</text:span></text:p>
                  </text:list-item>
                  <text:list-item>
                    <text:p text:style-name="P29"><text:span text:style-name="T3">“</text:span><text:span text:style-name="T3">&lt;“ – take input from file. </text:span><text:span text:style-name="T3"><text:tab/></text:span><text:span text:style-name="T3"><text:tab/></text:span><text:span text:style-name="T9">echo &lt; </text:span><text:span text:style-name="T30">filename</text:span></text:p>
                  </text:list-item>
                  <text:list-item>
                    <text:p text:style-name="P5"><text:span text:style-name="T3">“</text:span><text:span text:style-name="T3">|” – </text:span><text:span text:style-name="T31">connect (pipe) output from one to input of another.</text:span><text:span text:style-name="T3"> <text:s/></text:span><text:span text:style-name="T9">echo ’blah’ | wc</text:span></text:p>
                  </text:list-item>
                </text:list>
              </text:list-item>
            </text:list>
            <text:list text:style-name="L2">
              <text:list-header>
                <text:p text:style-name="P26"><text:span text:style-name="T24"/></text:p>
              </text:list-header>
              <text:list-item>
                <text:p text:style-name="P5"><text:span text:style-name="T3">Job control (</text:span><text:span text:style-name="T3"><text:a xlink:href="http://linuxclass.heinz.cmu.edu/doc/The-Linux-Command-Line-13.07.pdf#page=138" xlink:type="simple">Ch. 10</text:a></text:span><text:span text:style-name="T3">): </text:span><text:span text:style-name="T9">&amp;</text:span><text:span text:style-name="T3">, </text:span><text:span text:style-name="T9">bg</text:span><text:span text:style-name="T3">, </text:span><text:span text:style-name="T9">fg, kill %</text:span><text:span text:style-name="T32">n, </text:span><text:span text:style-name="T33">Ctrl-C, Ctrl-Z</text:span></text:p>
                <text:p text:style-name="P5"><text:span text:style-name="T32"/></text:p>
              </text:list-item>
              <text:list-item>
                <text:p text:style-name="P5"><text:span text:style-name="T3">Custom commands go in </text:span><text:span text:style-name="T9">.profile</text:span><text:span text:style-name="T3"> <text:s/>(</text:span><text:span text:style-name="T3"><text:a xlink:href="http://linuxclass.heinz.cmu.edu/doc/The-Linux-Command-Line-13.07.pdf#page=151" xlink:type="simple">Ch. 11</text:a></text:span><text:span text:style-name="T3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8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2016-03-22: adjusted bash link</text:p>
              <text:p text:style-name="P5">2016-01-19: removed .cshrc</text:p>
              <text:p text:style-name="P5">2015-09-09: added TLCL links.</text:p>
              <text:p text:style-name="P5">2015-01-20: updated &amp; reformatted shells, changed comparison link</text:p>
              <text:p text:style-name="P5">2007-01-23: changed shell comparison link to point to class web site</text:p>
            </draw:text-box>
          </draw:frame>
        </presentation:notes>
      </draw:page>
      <draw:page draw:name="Shell &amp; Environment Variables" draw:style-name="dp1" draw:master-page-name="Default" presentation:presentation-page-layout-name="AL2T10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Shell &amp; Environment Variables</text:p>
          </draw:text-box>
        </draw:frame>
        <draw:frame presentation:style-name="pr10" draw:text-style-name="P2" draw:layer="layout" svg:width="24.765cm" svg:height="4.658cm" svg:x="0.634cm" svg:y="2.327cm" presentation:class="outline" presentation:user-transformed="true">
          <draw:text-box>
            <text:p text:style-name="P31"><text:span text:style-name="T34"/></text:p>
            <text:list text:style-name="L2">
              <text:list-item>
                <text:p text:style-name="P32"><text:span text:style-name="T35">The shell has many configuration variables for itself (“shell” variables)</text:span></text:p>
              </text:list-item>
              <text:list-item>
                <text:p text:style-name="P32"><text:span text:style-name="T35">And for programs run from it (“environment” variables)</text:span></text:p>
              </text:list-item>
              <text:list-item>
                <text:p text:style-name="P32"><text:span text:style-name="T35">Documented in </text:span><text:span text:style-name="T36"><text:a xlink:href="http://linuxclass.heinz.cmu.edu/doc/The-Linux-Command-Line-13.07.pdf#page=148" xlink:type="simple">Ch. 11</text:a></text:span></text:p>
              </text:list-item>
            </text:list>
          </draw:text-box>
        </draw:frame>
        <draw:custom-shape draw:style-name="gr1" draw:text-style-name="P35" draw:layer="layout" svg:width="24.765cm" svg:height="3.387cm" svg:x="0.635cm" svg:y="13.131cm">
          <text:p text:style-name="P33"><text:span text:style-name="T37"/></text:p>
          <text:list text:style-name="L13">
            <text:list-item>
              <text:p text:style-name="P34"><text:span text:style-name="T38">Most important environment variables:</text:span></text:p>
            </text:list-item>
          </text:list>
          <text:list text:style-name="L14">
            <text:list-item>
              <text:list>
                <text:list-item>
                  <text:p text:style-name="P34"><text:span text:style-name="T38">$PATH – controls where the shell looks for executable programs</text:span></text:p>
                </text:list-item>
                <text:list-item>
                  <text:p text:style-name="P34"><text:span text:style-name="T38">$DISPLAY – controls where the output of graphics programs go</text:span></text:p>
                </text:list-item>
                <text:list-item>
                  <text:p text:style-name="P34"><text:span text:style-name="T38">$TERM – terminal typ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1.158cm" svg:height="6.046cm" svg:x="1.435cm" svg:y="6.4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36"><text:span text:style-name="T39">BASH</text:span></text:p>
              </table:table-cell>
            </table:table-row>
            <table:table-row table:style-name="ro2">
              <table:table-cell table:style-name="ce3">
                <text:p text:style-name="P34"><text:span text:style-name="T40">Set shell variable</text:span></text:p>
              </table:table-cell>
              <table:table-cell table:style-name="ce4">
                <text:p text:style-name="P37"><text:span text:style-name="T41">VARNAME=value</text:span><text:span text:style-name="T41"><text:tab/></text:span></text:p>
              </table:table-cell>
            </table:table-row>
            <table:table-row table:style-name="ro2">
              <table:table-cell table:style-name="ce3">
                <text:p text:style-name="P34"><text:span text:style-name="T40">List shell variables</text:span></text:p>
              </table:table-cell>
              <table:table-cell table:style-name="ce5">
                <text:p text:style-name="P34"><text:span text:style-name="T41">set</text:span></text:p>
              </table:table-cell>
            </table:table-row>
            <table:table-row table:style-name="ro3">
              <table:table-cell table:style-name="ce3">
                <text:p text:style-name="P34"><text:span text:style-name="T40">Set environment variable</text:span></text:p>
              </table:table-cell>
              <table:table-cell table:style-name="ce5">
                <text:p text:style-name="P34"><text:span text:style-name="T41">VARNAME=value; export VARNAME</text:span></text:p>
                <text:p text:style-name="P34"><text:span text:style-name="T42">Or just </text:span><text:span text:style-name="T41">export VARNAME=value</text:span></text:p>
              </table:table-cell>
            </table:table-row>
            <table:table-row table:style-name="ro2">
              <table:table-cell table:style-name="ce6">
                <text:p text:style-name="P34"><text:span text:style-name="T40">List environment variables</text:span></text:p>
              </table:table-cell>
              <table:table-cell table:style-name="ce7">
                <text:p text:style-name="P34"><text:span text:style-name="T43">env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9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<text:span text:style-name="T3">2016-01-19: removed CSH; resized fonts</text:span></text:p>
              <text:p text:style-name="P5"><text:span text:style-name="T3">2015-09-09: changed RUTE link to TLCL.</text:span></text:p>
              <text:p text:style-name="P5"><text:span text:style-name="T3">2011-09-07: added anchor to ch 9.9 link to jump to 9.9 directly</text:span></text:p>
              <text:p text:style-name="P5"><text:span text:style-name="T3">2009-09-01: recreated table due to misalignment from PPT import.</text:span></text:p>
              <text:p text:style-name="P5"><text:span text:style-name="T3">2007-03-27 – added link to Rute section on env &amp; shell variables</text:span></text:p>
              <text:p text:style-name="P5"><text:span text:style-name="T3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System Administration</text:p>
          </draw:text-box>
        </draw:frame>
        <draw:frame presentation:style-name="pr11" draw:text-style-name="P2" draw:layer="layout" svg:width="25.4cm" svg:height="14.395cm" svg:x="0cm" svg:y="2.115cm" presentation:class="outline" presentation:user-transformed="true">
          <draw:text-box>
            <text:list text:style-name="L2">
              <text:list-item>
                <text:p text:style-name="P38"><text:span text:style-name="T38">Details vary between different Linux distributions</text:span></text:p>
                <text:p text:style-name="P38"><text:span text:style-name="T38"/></text:p>
              </text:list-item>
              <text:list-item>
                <text:p text:style-name="P38"><text:span text:style-name="T38">Administrative account (root user):</text:span></text:p>
                <text:list>
                  <text:list-item>
                    <text:p text:style-name="P39"><text:span text:style-name="T38">locked root accts (</text:span><text:span text:style-name="T44"><text:a xlink:href="https://help.ubuntu.com/community/RootSudo" xlink:type="simple">Ubuntu</text:a></text:span><text:span text:style-name="T44"> </text:span><text:span text:style-name="T38">, </text:span><text:span text:style-name="T44"><text:a xlink:href="http://wiki.centos.org/TipsAndTricks/BecomingRoot" xlink:type="simple">CentOS</text:a></text:span><text:span text:style-name="T44"> </text:span><text:span text:style-name="T38">tips) <text:s/></text:span></text:p>
                  </text:list-item>
                  <text:list-item>
                    <text:p text:style-name="P39"><text:span text:style-name="T38">su vs sudo (</text:span><text:span text:style-name="T44"><text:a xlink:href="http://linuxclass.heinz.cmu.edu/doc/The-Linux-Command-Line-13.07.pdf#page=123" xlink:type="simple">Ch. 9</text:a></text:span><text:span text:style-name="T38">, <text:s/></text:span><text:span text:style-name="T44"><text:a xlink:href="http://kb.iu.edu/data/amyi.html" xlink:type="simple">IU</text:a></text:span><text:span text:style-name="T45">,</text:span><text:span text:style-name="T38"> </text:span><text:span text:style-name="T38"><text:a xlink:href="http://www.tuxmagazine.com/node/1000148" xlink:type="simple">TuxMag</text:a></text:span><text:span text:style-name="T44"> </text:span><text:span text:style-name="T38">), </text:span><text:span text:style-name="T44"><text:a xlink:href="http://www.explainxkcd.com/wiki/index.php?title=149:_Sandwich" xlink:type="simple">xkcd</text:a></text:span></text:p>
                  </text:list-item>
                  <text:list-item>
                    <text:p text:style-name="P39"><text:span text:style-name="T38">su asks for ROOT password, sudo asks for USER password</text:span></text:p>
                  </text:list-item>
                  <text:list-item>
                    <text:p text:style-name="P39"><text:span text:style-name="T38">“</text:span><text:span text:style-name="T46">$</text:span><text:span text:style-name="T38">” prompt = normal user, “</text:span><text:span text:style-name="T46">#</text:span><text:span text:style-name="T38">” prompt = root user</text:span></text:p>
                    <text:p text:style-name="P39"><text:span text:style-name="T38"/></text:p>
                  </text:list-item>
                </text:list>
              </text:list-item>
              <text:list-item>
                <text:p text:style-name="P38"><text:span text:style-name="T38">Add/remove software: covered in Lecture 3 (package management)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10"/>
          <draw:frame presentation:style-name="pr3" draw:text-style-name="P6" draw:layer="layout" svg:width="14.393cm" svg:height="11.642cm" svg:x="2.539cm" svg:y="12.276cm" presentation:class="notes" presentation:user-transformed="true">
            <draw:text-box>
              <text:p text:style-name="P5"><text:span text:style-name="T3">2015-09-09: added TLCL link, edited names of other su/sudo links</text:span></text:p>
              <text:p text:style-name="P5"><text:span text:style-name="T3">2014-03-25: split off su/sudo/.root part; moved rest to end</text:span></text:p>
              <text:p text:style-name="P5"><text:span text:style-name="T3">2013-09-04: added xkcd link for sudo</text:span></text:p>
              <text:p text:style-name="P5"><text:span text:style-name="T3">2010-04-11: added CentOS su/sudo tip</text:span></text:p>
              <text:p text:style-name="P5"><text:span text:style-name="T3">2007-09-03: added GRUB to startup info; added [x] to inetd</text:span></text:p>
              <text:p text:style-name="P5"><text:span text:style-name="T3">2007-01-23: updated runlevels link</text:span></text:p>
              <text:p text:style-name="P5"><text:span text:style-name="T3">2007-01-22: added Unbuntu wiki entry for sudo/root (https://help.ubuntu.com/community/RootSudo)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40" draw:layer="layout" svg:width="21.59cm" svg:height="1.446cm" svg:x="1.693cm" svg:y="0.336cm" presentation:class="title" presentation:user-transformed="true">
          <draw:text-box>
            <text:p text:style-name="P1">Unix Tutorials</text:p>
          </draw:text-box>
        </draw:frame>
        <draw:frame presentation:style-name="pr12" draw:text-style-name="P41" draw:layer="layout" svg:width="24.342cm" svg:height="14.817cm" svg:x="0.635cm" svg:y="1.693cm" presentation:class="outline" presentation:user-transformed="true">
          <draw:text-box>
            <text:list text:style-name="L2">
              <text:list-item>
                <text:p text:style-name="P5"><text:span text:style-name="T2"><text:a xlink:href="http://www.yolinux.com/TUTORIALS/unix_for_dos_users.html" xlink:type="simple">Unix&lt;-&gt;DOS Commands</text:a></text:span></text:p>
              </text:list-item>
              <text:list-item>
                <text:p text:style-name="P5"><text:span text:style-name="T2"><text:a xlink:href="http://www.roesler-ac.de/wolfram/acro/all.htm" xlink:type="simple">Unix Acronym List</text:a></text:span></text:p>
              </text:list-item>
            </text:list>
            <text:p text:style-name="P4"><text:span text:style-name="T7"/></text:p>
            <text:list text:continue-numbering="true" text:style-name="L2">
              <text:list-item>
                <text:p text:style-name="P5"><text:span text:style-name="T3"><text:s/></text:span><text:span text:style-name="T3">Unix Tutorials: </text:span></text:p>
              </text:list-item>
            </text:list>
            <text:list text:style-name="L16">
              <text:list-item>
                <text:list>
                  <text:list-item>
                    <text:p text:style-name="P5"><text:span text:style-name="T2"><text:a xlink:href="http://class-95799.heinz.cmu.edu/doc/Unix-Tutorial-surrey/" xlink:type="simple">Start Here – locally hosted</text:a></text:span></text:p>
                  </text:list-item>
                  <text:list-item>
                    <text:p text:style-name="P5"><text:span text:style-name="T2"><text:a xlink:href="http://heather.cs.ucdavis.edu/~matloff/UnixAndC/Unix/UnixBareMn.pdf" xlink:type="simple">Unix - The Bare Minimum</text:a></text:span><text:span text:style-name="T3">, </text:span><text:span text:style-name="T2"><text:a xlink:href="http://www2.ocean.washington.edu/unix.tutorial.html" xlink:type="simple">Caltech Unix Tutorial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Interactive Quizzes: </text:span><text:span text:style-name="T2"><text:a xlink:href="http://www.ch.embnet.org/CoursEMBnet/Exercises/Quiz/quix1.html" xlink:type="simple">EMBnet.ch</text:a></text:span></text:p>
                  </text:list-item>
                  <text:list-item>
                    <text:p text:style-name="P5"><text:span text:style-name="T3">List of </text:span><text:span text:style-name="T2"><text:a xlink:href="http://www.shelldorado.com/links/index.html#tutorials" xlink:type="simple">many others</text:a></text:span></text:p>
                  </text:list-item>
                </text:list>
              </text:list-item>
            </text:list>
            <text:p text:style-name="P4"><text:span text:style-name="T7"/></text:p>
            <text:list text:continue-numbering="true" text:style-name="L2">
              <text:list-item>
                <text:p text:style-name="P5"><text:span text:style-name="T3">Quick Reference Guides: <text:s/></text:span></text:p>
              </text:list-item>
            </text:list>
            <text:list text:style-name="L16">
              <text:list-item>
                <text:list>
                  <text:list-item>
                    <text:p text:style-name="P5"><text:span text:style-name="T2"><text:a xlink:href="http://class-95799.heinz.cmu.edu/doc/unix-quickref-utk/www.cs.utk.edu-quickref.html" xlink:type="simple">www.cs.utk.edu</text:a></text:span><text:span text:style-name="T3">, BlackBoard Course Docs-&gt;Lab Exercises</text:span></text:p>
                  </text:list-item>
                </text:list>
              </text:list-item>
            </text:list>
            <text:p text:style-name="P4"><text:span text:style-name="T7"/></text:p>
            <text:list text:style-name="L2">
              <text:list-item>
                <text:p text:style-name="P5"><text:span text:style-name="T3">Textbook – </text:span><text:span text:style-name="T47"><text:a xlink:href="http://linuxcommand.org/tlcl.php" xlink:type="simple">The Linux Command Line</text:a></text:span><text:span text:style-name="T47"> <text:s/></text:span><text:span text:style-name="T3">(</text:span><text:span text:style-name="T3"><text:a xlink:href="http://linuxclass.heinz.cmu.edu/doc/The-Linux-Command-Line-13.07.pdf" xlink:type="simple">local copy</text:a></text:span><text:span text:style-name="T3">) </text:span></text:p>
              </text:list-item>
            </text:list>
            <text:p text:style-name="P4"><text:span text:style-name="T7"/></text:p>
            <text:list text:continue-numbering="true" text:style-name="L2">
              <text:list-item>
                <text:p text:style-name="P5"><text:span text:style-name="T3">Other sites for new Linux users:</text:span></text:p>
                <text:list>
                  <text:list-item>
                    <text:p><text:span text:style-name="T2"><text:a xlink:href="http://en.wikibooks.org/wiki/Linux_For_Newbies" xlink:type="simple">Linux for </text:a></text:span><text:span text:style-name="T2"><text:a xlink:href="http://en.wikibooks.org/wiki/Linux_For_Newbies" xlink:type="simple">Newbies</text:a></text:span><text:span text:style-name="T3">, </text:span><text:span text:style-name="T2"><text:a xlink:href="http://www.linuxquestions.org/questions" xlink:type="simple">Linuxquestions.org</text:a>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layer="layout" svg:width="13cm" svg:height="9.75cm" svg:x="3.175cm" svg:y="1.905cm" draw:page-number="11"/>
          <draw:frame presentation:style-name="pr13" draw:text-style-name="P42" draw:layer="layout" svg:width="14.411cm" svg:height="12.449cm" svg:x="2.543cm" svg:y="12.289cm" presentation:class="notes" presentation:user-transformed="true">
            <draw:text-box>
              <text:p text:style-name="P5"><text:span text:style-name="T26">2015-09-09: removed RUTE, added TLCL, left off chapters.</text:span></text:p>
              <text:p text:style-name="P5"><text:span text:style-name="T26">2014-09-02: reformatting, removed tux magazine</text:span></text:p>
              <text:p text:style-name="P5"><text:span text:style-name="T26">2012-09-06: removed linux survival interactive tutoral (no link); added #tutorials anchor to “many others” link</text:span></text:p>
              <text:p text:style-name="P5"><text:span text:style-name="T26">2012-04-01: added linux survival interactive tutoral, resized blanks</text:span></text:p>
              <text:p text:style-name="P5"><text:span text:style-name="T26">2011-11-09: added unix acronym list</text:span></text:p>
              <text:p text:style-name="P5"><text:span text:style-name="T26">2010-03-15: removed ringofsaturn.com quizzes</text:span></text:p>
              <text:p text:style-name="P5"><text:span text:style-name="T26">2009-08-24: Changed some tutorials from site names to descriptive names</text:span></text:p>
              <text:p text:style-name="P5"><text:span text:style-name="T26">2009-03-26: added list of many other tutorials</text:span></text:p>
              <text:p text:style-name="P5"><text:span text:style-name="T26">2009-01-13: changed ucdavis.edu link to pdf, “questions” path to linuxquestions.org</text:span></text:p>
              <text:p text:style-name="P5"><text:span text:style-name="T26">2008-06-30: removed www.ctssn.com – just a link farm now :( <text:s/>removed www.indiana.edu/~uitspubs</text:span></text:p>
              <text:p text:style-name="P5"><text:span text:style-name="T26">2008-03-25: added local tutorial copied from http://info.ee.surrey.ac.uk/Teaching/Unix/ (pretty)</text:span></text:p>
              <text:p text:style-name="P5"><text:span text:style-name="T26">2008-01-15: put linux for newbies at beginning of list</text:span></text:p>
              <text:p text:style-name="P5"><text:span text:style-name="T26">2007-07-10: removed goforit.unk.edu and related tests; added embnet.ch and ringofsaturn.com quizzes</text:span></text:p>
              <text:p text:style-name="P5"><text:span text:style-name="T26">2007-01-16: removed Linux Magazine (useful but not novice-focused), added Linux for newbies wikibook.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40" draw:layer="layout" svg:width="21.59cm" svg:height="1.446cm" svg:x="1.693cm" svg:y="0.336cm" presentation:class="title" presentation:user-transformed="true">
          <draw:text-box>
            <text:p text:style-name="P1">In-Depth Linux Reference</text:p>
          </draw:text-box>
        </draw:frame>
        <draw:frame presentation:style-name="pr11" draw:text-style-name="P40" draw:layer="layout" svg:width="24.342cm" svg:height="14.395cm" svg:x="0.635cm" svg:y="2.54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list text:style-name="L2">
              <text:list-item>
                <text:p text:style-name="P5"><text:span text:style-name="T3">Distribution-specific:</text:span></text:p>
                <text:list>
                  <text:list-item>
                    <text:p text:style-name="P5"><text:span text:style-name="T3">Ubuntu </text:span><text:span text:style-name="T2"><text:a xlink:href="https://help.ubuntu.com/12.04/ubuntu-help/index.html" xlink:type="simple">Help</text:a></text:span><text:span text:style-name="T3">, </text:span><text:span text:style-name="T2"><text:a xlink:href="https://help.ubuntu.com/community/UserDocumentation" xlink:type="simple">Wiki</text:a></text:span><text:span text:style-name="T3">, </text:span><text:span text:style-name="T2"><text:a xlink:href="http://www.ubuntuforums.org/" xlink:type="simple">Forums</text:a></text:span><text:span text:style-name="T3">, </text:span><text:span text:style-name="T2"><text:a xlink:href="http://ubuntuguide.org/wiki/Ubuntu:Precise" xlink:type="simple">Unofficial Guide</text:a></text:span><text:span text:style-name="T3">, </text:span><text:span text:style-name="T2"><text:a xlink:href="https://wiki.ubuntu.com/PrecisePangolin/ReleaseNotes" xlink:type="simple">What’s new</text:a></text:span></text:p>
                  </text:list-item>
                  <text:list-item>
                    <text:p text:style-name="P5"><text:span text:style-name="T3">Debian </text:span><text:span text:style-name="T2"><text:a xlink:href="http://www.us.debian.org/doc/" xlink:type="simple">Documentation</text:a></text:span></text:p>
                  </text:list-item>
                  <text:list-item>
                    <text:p text:style-name="P5"><text:span text:style-name="T3">RedHat </text:span><text:span text:style-name="T2"><text:a xlink:href="https://access.redhat.com/documentation/en-US/Red_Hat_Enterprise_Linux/6/" xlink:type="simple">Documentation</text:a></text:span><text:span text:style-name="T3"> (</text:span><text:span text:style-name="T2"><text:a xlink:href="http://docs.redhat.com/docs/en-US/Red_Hat_Enterprise_Linux/6/html-single/Installation_Guide/index.html" xlink:type="simple">Install</text:a></text:span><text:span text:style-name="T3">, </text:span><text:span text:style-name="T2"><text:a xlink:href="http://docs.redhat.com/docs/en-US/Red_Hat_Enterprise_Linux/6/html-single/Deployment_Guide/index.html" xlink:type="simple">Deployment</text:a></text:span><text:span text:style-name="T3">)</text:span></text:p>
                  </text:list-item>
                </text:list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5"><text:span text:style-name="T3">General:</text:span></text:p>
              </text:list-item>
            </text:list>
            <text:list text:style-name="L16">
              <text:list-item>
                <text:list>
                  <text:list-item>
                    <text:p text:style-name="P5"><text:span text:style-name="T2"><text:a xlink:href="http://www.howtoforge.com/" xlink:type="simple">HowtoForge</text:a></text:span></text:p>
                  </text:list-item>
                  <text:list-item>
                    <text:p text:style-name="P5"><text:span text:style-name="T2"><text:a xlink:href="http://tldp.org/index.html" xlink:type="simple">The Linux Documentation Project</text:a></text:span><text:span text:style-name="T3"> (some docs are out-of-date)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presentation:notes draw:style-name="dp3">
          <office:forms form:automatic-focus="false" form:apply-design-mode="false"/>
          <draw:page-thumbnail draw:layer="layout" svg:width="13cm" svg:height="9.75cm" svg:x="3.25cm" svg:y="1.905cm" draw:page-number="12"/>
          <draw:frame presentation:style-name="pr14" draw:text-style-name="P42" draw:layer="layout" svg:width="14.411cm" svg:height="11.656cm" svg:x="2.543cm" svg:y="12.289cm" presentation:class="notes" presentation:user-transformed="true">
            <draw:text-box>
              <text:p text:style-name="P5"><text:span text:style-name="T26">2015-09-09: refined ubuntu help link</text:span></text:p>
              <text:p text:style-name="P5"><text:span text:style-name="T26">2014-09-02: updated Redhat doc link.</text:span></text:p>
              <text:p text:style-name="P5"><text:span text:style-name="T26">2012-01-30: updated ubuntu Natty release notes link; remove unbuntu ebook</text:span><text:span text:style-name="T26"><text:line-break/></text:span><text:span text:style-name="T26">2011-01-18: updated ubuntu to 10.04/Lucid; updates RedHat links.</text:span></text:p>
              <text:p text:style-name="P5"><text:span text:style-name="T26">2010-08-23: updated ubuntu links to 10.04/Lucid.</text:span></text:p>
              <text:p text:style-name="P5"><text:span text:style-name="T26">2010-03-15: updated Ubuntu links to 9.10/Karmic.</text:span></text:p>
              <text:p text:style-name="P5"><text:span text:style-name="T26">2009-05-20: added Ubuntu pocket guide link</text:span></text:p>
              <text:p text:style-name="P5"><text:span text:style-name="T26">2009-01-12: updated ubuntu links to 8.10, RHEL Install to 5.2</text:span></text:p>
              <text:p text:style-name="P5"><text:span text:style-name="T26">2008-06-30: updated ubuntu links to 8.04; moved LDP to end; noted some LDP is old; removed RHEL step-by-step and Reference guides since they were RHEL4 only.</text:span></text:p>
              <text:p text:style-name="P5"><text:span text:style-name="T26">2008-01-15: updates ubuntu links to 7.10</text:span></text:p>
              <text:p text:style-name="P5"><text:span text:style-name="T26">2007-07-10: updated ubuntu links to 7.04, added what’s new; updated RedHat Install link to 5.0</text:span></text:p>
              <text:p text:style-name="P5"><text:span text:style-name="T26">2007-01-16: changed ubuntu links to be specific to 6.06.</text:span></text:p>
              <text:p text:style-name="P5"><text:span text:style-name="T26">2006-09-04: added help.ubuntu.com, updated wiki, </text:span>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446cm" svg:x="1.693cm" svg:y="0.336cm" presentation:class="title" presentation:user-transformed="true">
          <draw:text-box>
            <text:p text:style-name="P1">System Administration Reference</text:p>
          </draw:text-box>
        </draw:frame>
        <draw:frame presentation:style-name="pr11" draw:text-style-name="P2" draw:layer="layout" svg:width="25.4cm" svg:height="14.395cm" svg:x="0cm" svg:y="2.75cm" presentation:class="outline" presentation:user-transformed="true">
          <draw:text-box>
            <text:list text:style-name="L2">
              <text:list-item>
                <text:p text:style-name="P5">Startup/shutdown (<text:a xlink:href="http://www.yolinux.com/TUTORIALS/LinuxTutorialInitProcess.html" xlink:type="simple">link</text:a>): <text:span text:style-name="T48"><text:a xlink:href="http://en.wikipedia.org/wiki/GNU_GRUB" xlink:type="simple">grub</text:a></text:span>, <text:span text:style-name="T49">init</text:span>, <text:span text:style-name="T49">shutdown</text:span></text:p>
                <text:list>
                  <text:list-item>
                    <text:p><text:span text:style-name="T50">Newer, more complex startup management systems: </text:span><text:span text:style-name="T50"><text:a xlink:href="http://en.wikipedia.org/wiki/Upstart" xlink:type="simple">Upstart</text:a></text:span><text:span text:style-name="T50">, </text:span><text:span text:style-name="T50"><text:a xlink:href="http://en.wikipedia.org/wiki/Systemd" xlink:type="simple">systemd</text:a></text:span></text:p>
                  </text:list-item>
                </text:list>
              </text:list-item>
              <text:list-item>
                <text:p text:style-name="P43">Run levels (<text:span text:style-name="T51"><text:a xlink:href="http://linux.togaware.com/survivor/Run_Levels.html" xlink:type="simple">link</text:a></text:span>) : </text:p>
              </text:list-item>
            </text:list>
            <text:list text:style-name="L17">
              <text:list-item>
                <text:list>
                  <text:list-item>
                    <text:p text:style-name="P44"><text:span text:style-name="T52">0: halt, 1/S: single user, 2: <text:s/>multiuser no NFS, 3: <text:s/>full multiuser, 5: X Windows, 6: reboot</text:span> <text:s/></text:p>
                  </text:list-item>
                </text:list>
              </text:list-item>
            </text:list>
            <text:list text:style-name="L2">
              <text:list-item>
                <text:p text:style-name="P43">Daemon processes (<text:span text:style-name="T51"><text:a xlink:href="http://www.linfo.org/daemon.html" xlink:type="simple">link</text:a></text:span>): <text:span text:style-name="T49">/etc/rc</text:span><text:span text:style-name="T53">N</text:span><text:span text:style-name="T49">.d</text:span></text:p>
              </text:list-item>
              <text:list-item>
                <text:p text:style-name="P43"><text:span text:style-name="T50">Scheduled processes (Rute </text:span><text:span text:style-name="T54"><text:a xlink:href="http://linuxclass.heinz.cmu.edu/doc/rute/node40.html" xlink:type="simple">Ch. 37</text:a></text:span><text:span text:style-name="T50">):</text:span><text:span text:style-name="T49"> cron</text:span><text:span text:style-name="T50"> and </text:span><text:span text:style-name="T49">at</text:span></text:p>
              </text:list-item>
              <text:list-item>
                <text:p text:style-name="P43">File Systems (<text:span text:style-name="T51"><text:a xlink:href="http://linuxclass.heinz.cmu.edu/doc/The-Linux-Command-Line-13.07.pdf#page=200" xlink:type="simple">Ch. 15</text:a></text:span>): <text:span text:style-name="T49">mount</text:span>, <text:span text:style-name="T49">fsck</text:span>, <text:span text:style-name="T49">df</text:span> (<text:span text:style-name="T49">-h</text:span>)</text:p>
              </text:list-item>
              <text:list-item>
                <text:p text:style-name="P43">Networking (<text:span text:style-name="T51"><text:a xlink:href="http://linuxclass.heinz.cmu.edu/doc/The-Linux-Command-Line-13.07.pdf#page=219" xlink:type="simple">Ch. 16</text:a></text:span>): <text:span text:style-name="T49">ifconfig</text:span> (<text:span text:style-name="T49">-a</text:span>), <text:span text:style-name="T49">netstat</text:span> (<text:span text:style-name="T49">-an</text:span>), <text:span text:style-name="T49">route</text:span>, <text:span text:style-name="T49">ping</text:span></text:p>
              </text:list-item>
              <text:list-item>
                <text:p text:style-name="P43">Configuration: <text:span text:style-name="T49">.conf</text:span> files in <text:span text:style-name="T49">/etc</text:span>, daemon processes (<text:span text:style-name="T49">xinetd</text:span>, <text:span text:style-name="T49">rc</text:span><text:span text:style-name="T53">N</text:span><text:span text:style-name="T49">.d</text:span>)</text:p>
              </text:list-item>
              <text:list-item>
                <text:p text:style-name="P43">Log files (Rute <text:span text:style-name="T51"><text:a xlink:href="http://linuxclass.heinz.cmu.edu/doc/rute/node24.html#SECTION002448000000000000000" xlink:type="simple">Ch. 21.4.8</text:a></text:span>): <text:span text:style-name="T49">/var/log</text:span> directory; <text:span text:style-name="T49">messages</text:span>, <text:span text:style-name="T49">syslog</text:span> files</text:p>
              </text:list-item>
              <text:list-item>
                <text:p text:style-name="P43">Devices (Rute <text:span text:style-name="T51"><text:a xlink:href="http://linuxclass.heinz.cmu.edu/doc/rute/node21.html" xlink:type="simple">Ch. 18</text:a></text:span>): <text:span text:style-name="T49">/dev</text:span> directory. Every device shows up as a file.</text:p>
                <text:p text:style-name="P4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246cm" svg:y="1.905cm" draw:page-number="13"/>
          <draw:frame presentation:style-name="pr3" draw:text-style-name="P30" draw:layer="layout" svg:width="14.393cm" svg:height="11.642cm" svg:x="2.539cm" svg:y="12.276cm" presentation:class="notes" presentation:user-transformed="true">
            <draw:text-box>
              <text:p text:style-name="P5"><text:span text:style-name="T26">2015-09-09: updated some links to TLCL, identified RUTE links.</text:span></text:p>
              <text:p text:style-name="P5"><text:span text:style-name="T26">2015-01-20: removed processes since it doesn't vary, and is in “main components” anyway</text:span></text:p>
              <text:p text:style-name="P5"><text:span text:style-name="T26">2014-09-06: added upstart, systemd</text:span></text:p>
              <text:p text:style-name="P5"><text:span text:style-name="T26">2014-09-02: changed startup/shutdown links, textbook ones are out-of-date</text:span></text:p>
              <text:p text:style-name="P5"><text:span text:style-name="T26">2014-03-25: moved to end, split off su/sudo/.root part</text:span></text:p>
              <text:p text:style-name="P5"><text:span text:style-name="T26">2013-09-04: added xkcd link for sudo</text:span></text:p>
              <text:p text:style-name="P5"><text:span text:style-name="T26">2010-04-11: added CentOS su/sudo tip</text:span></text:p>
              <text:p text:style-name="P5"><text:span text:style-name="T26">2007-09-03: added GRUB to startup info; added [x] to inetd</text:span></text:p>
              <text:p text:style-name="P5"><text:span text:style-name="T26">2007-01-23: updated runlevels link</text:span></text:p>
              <text:p text:style-name="P5"><text:span text:style-name="T26">2007-01-22: added Unbuntu wiki entry for sudo/root (https://help.ubuntu.com/community/RootSudo)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solid" draw:fill-color="#000080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7cm" fo:padding-bottom="0.127cm" fo:padding-left="0.254cm" fo:padding-right="0.254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7cm" fo:padding-bottom="0.127cm" fo:padding-left="0.254cm" fo:padding-right="0.254cm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ffffff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style:font-name="Times New Roman" fo:color="#ff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9900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>
      <style:graphic-properties draw:stroke="none" draw:fill="none" draw:fill-color="#ff9900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 draw:shadow-color="#000000"/>
    </style:style>
    <style:style style:name="Mpr3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7cm" fo:padding-bottom="0.127cm" fo:padding-left="0.254cm" fo:padding-right="0.254cm" fo:wrap-option="wrap" draw:shadow="hidden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7cm" fo:padding-bottom="0.127cm" fo:padding-left="0.254cm" fo:padding-right="0.254cm" fo:wrap-option="wrap" draw:shadow="hidden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7cm" fo:padding-bottom="0.127cm" fo:padding-left="0.254cm" fo:padding-right="0.254cm" fo:wrap-option="wrap" draw:shadow="hidden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ff9900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ff9900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loext:graphic-properties draw:fill="none" draw:fill-color="#ff9900"/>
      <style:paragraph-properties style:writing-mode="lr-tb" style:font-independent-line-spacing="true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loext:graphic-properties draw:fill="none" draw:fill-color="#ff9900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margin-top="0.105cm" fo:margin-bottom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margin-top="0.105cm" fo:margin-bottom="0cm" fo:text-indent="0cm" style:writing-mode="lr-tb" style:font-independent-line-spacing="true"/>
    </style:style>
    <style:style style:name="MP15" style:family="paragraph">
      <style:paragraph-properties fo:margin-left="0cm" fo:margin-right="0cm" fo:margin-top="0.105cm" fo:margin-bottom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margin-top="0.105cm" fo:margin-bottom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style:font-name="Arial1" fo:font-size="32pt" style:font-size-asian="32pt" style:font-size-complex="32pt"/>
    </style:style>
    <style:style style:name="MT4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448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448cm" svg:height="1.29cm" svg:x="11.02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448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448cm" svg:height="1.29cm" svg:x="11.021cm" svg:y="24.52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1.446cm" svg:x="1.693cm" svg:y="0.336cm" presentation:class="title" presentation:placeholder="true">
        <draw:text-box/>
      </draw:frame>
      <draw:frame presentation:style-name="Default-outline1" draw:layer="backgroundobjects" svg:width="24.342cm" svg:height="11.309cm" svg:x="0.635cm" svg:y="2.328cm" presentation:class="outline" presentation:placeholder="true">
        <draw:text-box/>
      </draw:frame>
      <draw:frame presentation:style-name="Mpr1" draw:text-style-name="MP6" draw:layer="backgroundobjects" svg:width="5.292cm" svg:height="1.271cm" svg:x="1.905cm" svg:y="17.357cm" presentation:class="date-time">
        <draw:text-box>
          <text:p text:style-name="MP5"><text:span text:style-name="MT2"><presentation:date-time/></text:span><text:span text:style-name="MT2"> </text:span></text:p>
        </draw:text-box>
      </draw:frame>
      <draw:frame presentation:style-name="Mpr1" draw:text-style-name="MP8" draw:layer="backgroundobjects" svg:width="8.044cm" svg:height="1.271cm" svg:x="8.678cm" svg:y="17.357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9" draw:layer="backgroundobjects" svg:width="5.292cm" svg:height="1.277cm" svg:x="19.473cm" svg:y="17.357cm" presentation:class="page-number">
        <draw:text-box>
          <text:p/>
        </draw:text-box>
      </draw:frame>
      <draw:custom-shape draw:style-name="Mgr3" draw:text-style-name="MP11" draw:layer="backgroundobjects" svg:width="5.715cm" svg:height="1.27cm" svg:x="19.05cm" svg:y="17.357cm">
        <text:p text:style-name="MP10"><text:span text:style-name="MT2"><presentation:footer/></text:span><text:span text:style-name="MT2"> </text:span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12" draw:layer="backgroundobjects" svg:width="19.47cm" svg:height="25.82cm" svg:x="0cm" svg:y="0cm">
          <text:p/>
        </draw:rect>
        <draw:frame presentation:style-name="Mpr3" draw:text-style-name="MP14" draw:layer="backgroundobjects" svg:width="8.467cm" svg:height="1.271cm" svg:x="-0.001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6" draw:layer="backgroundobjects" svg:width="8.466cm" svg:height="1.271cm" svg:x="11.007cm" svg:y="0cm" presentation:class="date-time">
          <draw:text-box>
            <text:p text:style-name="MP15"><text:span text:style-name="MT4"><presentation:date-time/></text:span></text:p>
          </draw:text-box>
        </draw:frame>
        <draw:page-thumbnail presentation:style-name="Default-title" draw:layer="backgroundobjects" svg:width="12.982cm" svg:height="9.738cm" svg:x="3.246cm" svg:y="1.904cm" presentation:class="page"/>
        <draw:frame presentation:style-name="Default-notes" draw:layer="backgroundobjects" svg:width="14.393cm" svg:height="11.642cm" svg:x="2.539cm" svg:y="12.276cm" presentation:class="notes" presentation:placeholder="true">
          <draw:text-box/>
        </draw:frame>
        <draw:frame presentation:style-name="Mpr5" draw:text-style-name="MP14" draw:layer="backgroundobjects" svg:width="8.467cm" svg:height="1.271cm" svg:x="-0.001cm" svg:y="24.552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6" draw:layer="backgroundobjects" svg:width="8.466cm" svg:height="1.271cm" svg:x="11.007cm" svg:y="24.552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95-799 Linux</dc:title>
    <meta:initial-creator>Dennism</meta:initial-creator>
    <meta:creation-date>2002-08-26T12:35:23</meta:creation-date>
    <dc:creator>Dennis Moul</dc:creator>
    <dc:date>2016-03-22T23:17:00.365000000</dc:date>
    <meta:editing-cycles>146</meta:editing-cycles>
    <meta:editing-duration>P12DT27M42S</meta:editing-duration>
    <meta:generator>LibreOffice/5.0.2.2$Windows_x86 LibreOffice_project/37b43f919e4de5eeaca9b9755ed688758a8251fe</meta:generator>
    <meta:document-statistic meta:object-count="84"/>
  </office:meta>
</office:document-meta>
</file>